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7.795cm" style:rel-column-width="32767*"/>
    </style:style>
    <style:style style:name="Tabla1.B" style:family="table-column">
      <style:table-column-properties style:column-width="7.79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47f865" officeooo:paragraph-rsid="0047f865"/>
    </style:style>
    <style:style style:name="P2" style:family="paragraph" style:parent-style-name="Footnote">
      <style:text-properties officeooo:rsid="00486183" officeooo:paragraph-rsid="00486183"/>
    </style:style>
    <style:style style:name="P3" style:family="paragraph" style:parent-style-name="Footnote">
      <style:text-properties officeooo:rsid="004a0d07" officeooo:paragraph-rsid="004a0d07"/>
    </style:style>
    <style:style style:name="P4" style:family="paragraph" style:parent-style-name="Footnote">
      <style:text-properties officeooo:rsid="004ad8f2" officeooo:paragraph-rsid="004ad8f2"/>
    </style:style>
    <style:style style:name="P5" style:family="paragraph" style:parent-style-name="Footnote">
      <style:text-properties officeooo:rsid="004bb9a4" officeooo:paragraph-rsid="004bb9a4"/>
    </style:style>
    <style:style style:name="P6" style:family="paragraph" style:parent-style-name="Footnote">
      <style:text-properties officeooo:rsid="005d3331" officeooo:paragraph-rsid="005d3331"/>
    </style:style>
    <style:style style:name="P7" style:family="paragraph" style:parent-style-name="Footnote">
      <style:text-properties officeooo:rsid="00a3dc84" officeooo:paragraph-rsid="00a3dc84"/>
    </style:style>
    <style:style style:name="P8" style:family="paragraph" style:parent-style-name="Footnote">
      <style:text-properties officeooo:rsid="00a8f789" officeooo:paragraph-rsid="00a8f789"/>
    </style:style>
    <style:style style:name="P9" style:family="paragraph" style:parent-style-name="Footnote">
      <style:text-properties officeooo:rsid="00adf21b" officeooo:paragraph-rsid="00adf21b"/>
    </style:style>
    <style:style style:name="P10" style:family="paragraph" style:parent-style-name="Text_20_body">
      <style:paragraph-properties fo:margin-top="0.199cm" fo:margin-bottom="0cm" loext:contextual-spacing="false" fo:line-height="150%" fo:text-align="end"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067c6" officeooo:paragraph-rsid="005459e1" style:font-size-asian="12pt" style:font-style-asian="normal" style:font-size-complex="12pt" style:font-style-complex="normal"/>
    </style:style>
    <style:style style:name="P1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0bcb05" officeooo:paragraph-rsid="005459e1" style:font-size-asian="12pt" style:font-style-asian="normal" style:font-size-complex="12pt" style:font-style-complex="normal"/>
    </style:style>
    <style:style style:name="P1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01fb5" officeooo:paragraph-rsid="00201fb5" style:font-size-asian="12pt" style:font-style-asian="normal" style:font-size-complex="12pt" style:font-style-complex="normal"/>
    </style:style>
    <style:style style:name="P1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234e60" style:font-size-asian="12pt" style:font-style-asian="normal" style:font-size-complex="12pt" style:font-style-complex="normal"/>
    </style:style>
    <style:style style:name="P1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a9b906" style:font-size-asian="12pt" style:font-style-asian="normal" style:font-size-complex="12pt" style:font-style-complex="normal"/>
    </style:style>
    <style:style style:name="P1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7472f8" style:font-size-asian="12pt" style:font-style-asian="normal" style:font-size-complex="12pt" style:font-style-complex="normal"/>
    </style:style>
    <style:style style:name="P1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paragraph-rsid="009a11dc" style:font-size-asian="12pt" style:font-style-asian="normal" style:font-size-complex="12pt" style:font-style-complex="normal"/>
    </style:style>
    <style:style style:name="P2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7be43" style:font-size-asian="12pt" style:font-style-asian="normal" style:font-size-complex="12pt" style:font-style-complex="normal"/>
    </style:style>
    <style:style style:name="P2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7be43" officeooo:paragraph-rsid="00291863" style:font-size-asian="12pt" style:font-style-asian="normal" style:font-size-complex="12pt" style:font-style-complex="normal"/>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1863" style:font-size-asian="12pt" style:font-style-asian="normal" style:font-size-complex="12pt" style:font-style-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1863" officeooo:paragraph-rsid="00295b33" style:font-size-asian="12pt" style:font-style-asian="normal" style:font-size-complex="12pt" style:font-style-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95b33" officeooo:paragraph-rsid="002b2230" style:font-size-asian="12pt" style:font-style-asian="normal" style:font-size-complex="12pt" style:font-style-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df801" officeooo:paragraph-rsid="002df801" style:font-size-asian="12pt" style:font-style-asian="normal" style:font-size-complex="12pt" style:font-style-complex="normal"/>
    </style:style>
    <style:style style:name="P2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2c2f60" officeooo:paragraph-rsid="002c2f60" style:font-size-asian="12pt" style:font-style-asian="normal" style:font-size-complex="12pt" style:font-style-complex="normal"/>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6030f" officeooo:paragraph-rsid="0046030f" style:font-size-asian="12pt" style:font-style-asian="normal" style:font-size-complex="12pt" style:font-style-complex="normal"/>
    </style:style>
    <style:style style:name="P2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7f865" officeooo:paragraph-rsid="0047f865" style:font-size-asian="12pt" style:font-style-asian="normal" style:font-size-complex="12pt" style:font-style-complex="normal"/>
    </style:style>
    <style:style style:name="P2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86183" style:font-size-asian="12pt" style:font-style-asian="normal" style:font-size-complex="12pt" style:font-style-complex="normal"/>
    </style:style>
    <style:style style:name="P3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86183" officeooo:paragraph-rsid="004ad8f2" style:font-size-asian="12pt" style:font-style-asian="normal" style:font-size-complex="12pt" style:font-style-complex="normal"/>
    </style:style>
    <style:style style:name="P3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ad8f2" officeooo:paragraph-rsid="004ad8f2" style:font-size-asian="12pt" style:font-style-asian="normal" style:font-size-complex="12pt" style:font-style-complex="normal"/>
    </style:style>
    <style:style style:name="P3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3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33f290" officeooo:paragraph-rsid="0033f290" style:font-size-asian="12pt" style:font-style-asian="normal" style:font-size-complex="12pt" style:font-style-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3dc84" officeooo:paragraph-rsid="00a3dc84" style:font-size-asian="12pt" style:font-style-asian="normal" style:font-size-complex="12pt" style:font-style-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2bae4" officeooo:paragraph-rsid="00a2bae4" style:font-size-asian="12pt" style:font-style-asian="normal" style:font-size-complex="12pt" style:font-style-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187b3e" officeooo:paragraph-rsid="00187b3e" style:font-size-asian="12pt" style:font-style-asian="normal" style:font-size-complex="12pt" style:font-style-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74954" style:font-size-asian="12pt" style:font-style-asian="normal" style:font-size-complex="12pt" style:font-style-complex="normal"/>
    </style:style>
    <style:style style:name="P4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d3331" officeooo:paragraph-rsid="005d3331" style:font-size-asian="12pt" style:font-style-asian="normal" style:font-size-complex="12pt" style:font-style-complex="normal"/>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f28ba" style:font-size-asian="12pt" style:font-style-asian="normal" style:font-size-complex="12pt" style:font-style-complex="normal"/>
    </style:style>
    <style:style style:name="P4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4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28ba" officeooo:paragraph-rsid="005f28ba"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51b6" officeooo:paragraph-rsid="006a51b6"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e74a4" officeooo:paragraph-rsid="006eeb3a"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a724b" officeooo:paragraph-rsid="006eeb3a"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ceb9c" officeooo:paragraph-rsid="006ceb9c"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6f4d6b" officeooo:paragraph-rsid="006f4d6b"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033cc" officeooo:paragraph-rsid="007033cc"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2d83d" officeooo:paragraph-rsid="0082d83d"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36d4f" officeooo:paragraph-rsid="00836d4f"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50d62" officeooo:paragraph-rsid="0087352f"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a140"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6747f" officeooo:paragraph-rsid="0086747f"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7a140" officeooo:paragraph-rsid="0087a140" style:font-size-asian="12pt" style:font-style-asian="normal" style:font-size-complex="12pt" style:font-style-complex="normal"/>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1b23c" officeooo:paragraph-rsid="0071b23c" style:font-size-asian="12pt" style:font-style-asian="normal" style:font-size-complex="12pt" style:font-style-complex="normal"/>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2c59f" officeooo:paragraph-rsid="0072c59f"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87462" officeooo:paragraph-rsid="00887462"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472f8" officeooo:paragraph-rsid="007472f8" style:font-size-asian="12pt" style:font-style-asian="normal" style:font-size-complex="12pt" style:font-style-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ab999"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7f004" officeooo:paragraph-rsid="008c9108"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15a7" officeooo:paragraph-rsid="009515a7"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550e2" officeooo:paragraph-rsid="009550e2"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75f7e3" officeooo:paragraph-rsid="0075f7e3"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81a6c" officeooo:paragraph-rsid="00581a6c"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5de6" officeooo:paragraph-rsid="00985de6"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86013" officeooo:paragraph-rsid="00986013" style:font-size-asian="12pt" style:font-style-asian="normal" style:font-size-complex="12pt" style:font-style-complex="normal"/>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9a11dc" officeooo:paragraph-rsid="009a11dc"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4fee59" officeooo:paragraph-rsid="004fee59" style:font-size-asian="12pt" style:font-style-asian="normal" style:font-weight-asian="normal" style:font-size-complex="12pt" style:font-style-complex="normal" style:font-weight-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505baf" officeooo:paragraph-rsid="00505baf" style:font-size-asian="12pt" style:font-style-asian="normal" style:font-weight-asian="normal" style:font-size-complex="12pt" style:font-style-complex="normal" style:font-weight-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7f004" officeooo:paragraph-rsid="008c9108" style:font-size-asian="12pt" style:font-style-asian="normal" style:font-weight-asian="normal" style:font-size-complex="12pt" style:font-style-complex="normal" style:font-weight-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7a55ad" officeooo:paragraph-rsid="008f8699" style:font-size-asian="12pt" style:font-style-asian="normal" style:font-weight-asian="normal" style:font-size-complex="12pt" style:font-style-complex="normal" style:font-weight-complex="normal"/>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011d" officeooo:paragraph-rsid="0091011d" style:font-size-asian="12pt" style:font-style-asian="normal" style:font-weight-asian="normal" style:font-size-complex="12pt" style:font-style-complex="normal" style:font-weight-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6bf7" officeooo:paragraph-rsid="00916bf7"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1961e" officeooo:paragraph-rsid="0091961e" style:font-size-asian="12pt" style:font-style-asian="normal" style:font-weight-asian="normal" style:font-size-complex="12pt" style:font-style-complex="normal" style:font-weight-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2adc7" officeooo:paragraph-rsid="0092adc7" style:font-size-asian="12pt" style:font-style-asian="normal" style:font-weight-asian="normal" style:font-size-complex="12pt" style:font-style-complex="normal" style:font-weight-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932468" officeooo:paragraph-rsid="00932468" style:font-size-asian="12pt" style:font-style-asian="normal" style:font-weight-asian="normal" style:font-size-complex="12pt" style:font-style-complex="normal" style:font-weight-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b8a55" officeooo:paragraph-rsid="00ab8a55" style:font-size-asian="12pt" style:font-style-asian="normal" style:font-weight-asian="normal" style:font-size-complex="12pt" style:font-style-complex="normal" style:font-weight-complex="normal"/>
    </style:style>
    <style:style style:name="P86"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fo:font-weight="normal" officeooo:rsid="00ad70b7" officeooo:paragraph-rsid="00ad70b7" style:font-size-asian="12pt" style:font-style-asian="normal" style:font-weight-asian="normal" style:font-size-complex="12pt" style:font-style-complex="normal" style:font-weight-complex="normal"/>
    </style:style>
    <style:style style:name="P87" style:family="paragraph" style:parent-style-name="Text_20_body">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df21b" fo:background-color="#ffff00" style:font-size-asian="12pt" style:font-style-asian="normal" style:font-size-complex="12pt" style:font-style-complex="normal"/>
    </style:style>
    <style:style style:name="P88"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af139" officeooo:paragraph-rsid="008af139" style:font-size-asian="12pt" style:font-style-asian="normal" style:font-weight-asian="normal" style:font-size-complex="12pt" style:font-style-complex="normal" style:font-weight-complex="normal"/>
    </style:style>
    <style:style style:name="P89" style:family="paragraph" style:parent-style-name="Standard">
      <style:paragraph-properties fo:margin-top="0.199cm" fo:margin-bottom="0cm" loext:contextual-spacing="false" fo:line-height="150%" fo:text-align="justify" style:justify-single-word="false"/>
      <style:text-properties style:font-name="Times New Roman" fo:font-size="12pt" fo:font-style="normal" fo:font-weight="normal" officeooo:rsid="008e61da" officeooo:paragraph-rsid="008e61da"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fo:font-weight="bold" officeooo:rsid="00813d06" officeooo:paragraph-rsid="00813d06" style:font-size-asian="12pt" style:font-style-asian="normal" style:font-weight-asian="bold" style:font-size-complex="12pt" style:font-style-complex="normal" style:font-weight-complex="bold"/>
    </style:style>
    <style:style style:name="P91"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2"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13d06" officeooo:paragraph-rsid="00813d06" style:font-size-asian="12pt" style:font-style-asian="normal" style:font-size-complex="12pt" style:font-style-complex="normal"/>
    </style:style>
    <style:style style:name="P93" style:family="paragraph" style:parent-style-name="Table_20_Contents">
      <style:paragraph-properties fo:margin-top="0.199cm" fo:margin-bottom="0cm" loext:contextual-spacing="false" fo:line-height="150%" fo:text-align="justify" style:justify-single-word="false"/>
      <style:text-properties style:font-name="Times New Roman" fo:font-size="12pt" fo:font-style="normal" officeooo:rsid="008200a4" officeooo:paragraph-rsid="008200a4" style:font-size-asian="12pt" style:font-style-asian="normal" style:font-size-complex="12pt" style:font-style-complex="normal"/>
    </style:style>
    <style:style style:name="P94" style:family="paragraph" style:parent-style-name="Table">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5"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96"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459e1" style:font-size-asian="12pt" style:font-style-asian="normal" style:font-size-complex="12pt" style:font-style-complex="normal"/>
    </style:style>
    <style:style style:name="P97"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12a06b" style:font-size-asian="12pt" style:font-style-asian="normal" style:font-size-complex="12pt" style:font-style-complex="normal"/>
    </style:style>
    <style:style style:name="P98"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P99"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paragraph-rsid="007a55ad" style:font-size-asian="12pt" style:font-style-asian="normal" style:font-size-complex="12pt" style:font-style-complex="normal"/>
    </style:style>
    <style:style style:name="P100" style:family="paragraph" style:parent-style-name="Heading_20_1">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01"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02" style:family="paragraph" style:parent-style-name="Heading_20_4">
      <style:paragraph-properties fo:margin-top="0.199cm" fo:margin-bottom="0cm" loext:contextual-spacing="false" fo:line-height="150%" fo:text-align="justify" style:justify-single-word="false"/>
      <style:text-properties style:font-name="Times New Roman" fo:font-size="12pt" fo:font-style="normal" officeooo:rsid="00ab8a55" officeooo:paragraph-rsid="00ab8a55" style:font-size-asian="12pt" style:font-style-asian="normal" style:font-size-complex="12pt" style:font-style-complex="normal"/>
    </style:style>
    <style:style style:name="P103"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77f004" officeooo:paragraph-rsid="008ab999" style:font-size-asian="12pt" style:font-style-asian="normal" style:font-weight-asian="bold" style:font-size-complex="12pt" style:font-style-complex="normal" style:font-weight-complex="bold"/>
    </style:style>
    <style:style style:name="P104"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af139" officeooo:paragraph-rsid="008af139" style:font-size-asian="12pt" style:font-style-asian="normal" style:font-weight-asian="bold" style:font-size-complex="12pt" style:font-style-complex="normal" style:font-weight-complex="bold"/>
    </style:style>
    <style:style style:name="P105"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c9108" officeooo:paragraph-rsid="008c9108" style:font-size-asian="12pt" style:font-style-asian="normal" style:font-weight-asian="bold" style:font-size-complex="12pt" style:font-style-complex="normal" style:font-weight-complex="bold"/>
    </style:style>
    <style:style style:name="P106" style:family="paragraph" style:parent-style-name="Standard" style:list-style-name="L22">
      <style:paragraph-properties fo:margin-top="0.199cm" fo:margin-bottom="0cm" loext:contextual-spacing="false" fo:line-height="150%" fo:text-align="justify" style:justify-single-word="false"/>
      <style:text-properties style:font-name="Times New Roman" fo:font-size="12pt" fo:font-style="normal" fo:font-weight="bold" officeooo:rsid="008e61da" officeooo:paragraph-rsid="008e61da" style:font-size-asian="12pt" style:font-style-asian="normal" style:font-weight-asian="bold" style:font-size-complex="12pt" style:font-style-complex="normal" style:font-weight-complex="bold"/>
    </style:style>
    <style:style style:name="P107" style:family="paragraph" style:parent-style-name="Text_20_body" style:list-style-name="L1">
      <style:paragraph-properties fo:margin-top="0.199cm" fo:margin-bottom="0cm" loext:contextual-spacing="false" fo:line-height="150%" fo:text-align="justify" style:justify-single-word="false"/>
      <style:text-properties style:font-name="Times New Roman" fo:font-size="12pt" fo:font-style="normal" officeooo:rsid="004bb9a4" officeooo:paragraph-rsid="004bb9a4" style:font-size-asian="12pt" style:font-style-asian="normal" style:font-size-complex="12pt" style:font-style-complex="normal"/>
    </style:style>
    <style:style style:name="P108"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4c93a4" style:font-size-asian="12pt" style:font-style-asian="normal" style:font-size-complex="12pt" style:font-style-complex="normal"/>
    </style:style>
    <style:style style:name="P109" style:family="paragraph" style:parent-style-name="Text_20_body" style:list-style-name="L2">
      <style:paragraph-properties fo:margin-top="0.199cm" fo:margin-bottom="0cm" loext:contextual-spacing="false" fo:line-height="150%" fo:text-align="justify" style:justify-single-word="false"/>
      <style:text-properties style:font-name="Times New Roman" fo:font-size="12pt" fo:font-style="normal" officeooo:rsid="004c93a4" officeooo:paragraph-rsid="00a2bae4" style:font-size-asian="12pt" style:font-style-asian="normal" style:font-size-complex="12pt" style:font-style-complex="normal"/>
    </style:style>
    <style:style style:name="P110" style:family="paragraph" style:parent-style-name="Text_20_body" style:list-style-name="L3">
      <style:paragraph-properties fo:margin-top="0.199cm" fo:margin-bottom="0cm" loext:contextual-spacing="false" fo:line-height="150%" fo:text-align="justify" style:justify-single-word="false"/>
      <style:text-properties style:font-name="Times New Roman" fo:font-size="12pt" fo:font-style="normal" officeooo:rsid="004e313f" officeooo:paragraph-rsid="004e313f" style:font-size-asian="12pt" style:font-style-asian="normal" style:font-size-complex="12pt" style:font-style-complex="normal"/>
    </style:style>
    <style:style style:name="P111" style:family="paragraph" style:parent-style-name="Text_20_body" style:list-style-name="L4">
      <style:paragraph-properties fo:margin-top="0.199cm" fo:margin-bottom="0cm" loext:contextual-spacing="false" fo:line-height="150%" fo:text-align="justify" style:justify-single-word="false"/>
      <style:text-properties style:font-name="Times New Roman" fo:font-size="12pt" fo:font-style="normal" officeooo:rsid="00a56c02" officeooo:paragraph-rsid="00a56c02" style:font-size-asian="12pt" style:font-style-asian="normal" style:font-size-complex="12pt" style:font-style-complex="normal"/>
    </style:style>
    <style:style style:name="P112" style:family="paragraph" style:parent-style-name="Text_20_body" style:list-style-name="L5">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13" style:family="paragraph" style:parent-style-name="Text_20_body" style:list-style-name="L6">
      <style:paragraph-properties fo:margin-top="0.199cm" fo:margin-bottom="0cm" loext:contextual-spacing="false" fo:line-height="150%" fo:text-align="justify" style:justify-single-word="false"/>
      <style:text-properties style:font-name="Times New Roman" fo:font-size="12pt" fo:font-style="normal" officeooo:rsid="004f449e" officeooo:paragraph-rsid="004f449e" style:font-size-asian="12pt" style:font-style-asian="normal" style:font-size-complex="12pt" style:font-style-complex="normal"/>
    </style:style>
    <style:style style:name="P114" style:family="paragraph" style:parent-style-name="Text_20_body" style:list-style-name="L7">
      <style:paragraph-properties fo:margin-top="0.199cm" fo:margin-bottom="0cm" loext:contextual-spacing="false" fo:line-height="150%" fo:text-align="justify" style:justify-single-word="false"/>
      <style:text-properties style:font-name="Times New Roman" fo:font-size="12pt" fo:font-style="normal" officeooo:rsid="004fee59" officeooo:paragraph-rsid="004fee59" style:font-size-asian="12pt" style:font-style-asian="normal" style:font-size-complex="12pt" style:font-style-complex="normal"/>
    </style:style>
    <style:style style:name="P115"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938c2" officeooo:paragraph-rsid="006938c2" style:font-size-asian="12pt" style:font-style-asian="normal" style:font-size-complex="12pt" style:font-style-complex="normal"/>
    </style:style>
    <style:style style:name="P116" style:family="paragraph" style:parent-style-name="Text_20_body" style:list-style-name="L9">
      <style:paragraph-properties fo:margin-top="0.199cm" fo:margin-bottom="0cm" loext:contextual-spacing="false" fo:line-height="150%" fo:text-align="justify" style:justify-single-word="false"/>
      <style:text-properties style:font-name="Times New Roman" fo:font-size="12pt" fo:font-style="normal" officeooo:rsid="00674954" officeooo:paragraph-rsid="006938c2" style:font-size-asian="12pt" style:font-style-asian="normal" style:font-size-complex="12pt" style:font-style-complex="normal"/>
    </style:style>
    <style:style style:name="P117" style:family="paragraph" style:parent-style-name="Text_20_body" style:list-style-name="L10">
      <style:paragraph-properties fo:margin-top="0.199cm" fo:margin-bottom="0cm" loext:contextual-spacing="false" fo:line-height="150%" fo:text-align="justify" style:justify-single-word="false"/>
      <style:text-properties style:font-name="Times New Roman" fo:font-size="12pt" fo:font-style="normal" officeooo:rsid="005fb5a7" officeooo:paragraph-rsid="005fb5a7" style:font-size-asian="12pt" style:font-style-asian="normal" style:font-size-complex="12pt" style:font-style-complex="normal"/>
    </style:style>
    <style:style style:name="P118" style:family="paragraph" style:parent-style-name="Text_20_body" style:list-style-name="L11">
      <style:paragraph-properties fo:margin-top="0.199cm" fo:margin-bottom="0cm" loext:contextual-spacing="false" fo:line-height="150%" fo:text-align="justify" style:justify-single-word="false"/>
      <style:text-properties style:font-name="Times New Roman" fo:font-size="12pt" fo:font-style="normal" officeooo:rsid="0053330f" officeooo:paragraph-rsid="005b26ed" style:font-size-asian="12pt" style:font-style-asian="normal" style:font-size-complex="12pt" style:font-style-complex="normal"/>
    </style:style>
    <style:style style:name="P119"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1847b" style:font-size-asian="12pt" style:font-style-asian="normal" style:font-size-complex="12pt" style:font-style-complex="normal"/>
    </style:style>
    <style:style style:name="P120"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1847b" officeooo:paragraph-rsid="0062e473" style:font-size-asian="12pt" style:font-style-asian="normal" style:font-size-complex="12pt" style:font-style-complex="normal"/>
    </style:style>
    <style:style style:name="P121" style:family="paragraph" style:parent-style-name="Text_20_body" style:list-style-name="L12">
      <style:paragraph-properties fo:margin-top="0.199cm" fo:margin-bottom="0cm" loext:contextual-spacing="false" fo:line-height="150%" fo:text-align="justify" style:justify-single-word="false"/>
      <style:text-properties style:font-name="Times New Roman" fo:font-size="12pt" fo:font-style="normal" officeooo:rsid="0063d499" officeooo:paragraph-rsid="0063d499" style:font-size-asian="12pt" style:font-style-asian="normal" style:font-size-complex="12pt" style:font-style-complex="normal"/>
    </style:style>
    <style:style style:name="P122" style:family="paragraph" style:parent-style-name="Text_20_body" style:list-style-name="L13">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23" style:family="paragraph" style:parent-style-name="Text_20_body" style:list-style-name="L14">
      <style:paragraph-properties fo:margin-top="0.199cm" fo:margin-bottom="0cm" loext:contextual-spacing="false" fo:line-height="150%" fo:text-align="justify" style:justify-single-word="false"/>
      <style:text-properties style:font-name="Times New Roman" fo:font-size="12pt" fo:font-style="normal" officeooo:rsid="005459e1" officeooo:paragraph-rsid="00a8f789" style:font-size-asian="12pt" style:font-style-asian="normal" style:font-size-complex="12pt" style:font-style-complex="normal"/>
    </style:style>
    <style:style style:name="P124" style:family="paragraph" style:parent-style-name="Text_20_body" style:list-style-name="L15">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25" style:family="paragraph" style:parent-style-name="Text_20_body" style:list-style-name="L16">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26" style:family="paragraph" style:parent-style-name="Text_20_body" style:list-style-name="L17">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a9b906" style:font-size-asian="12pt" style:font-style-asian="normal" style:font-size-complex="12pt" style:font-style-complex="normal"/>
    </style:style>
    <style:style style:name="P127" style:family="paragraph" style:parent-style-name="Text_20_body" style:list-style-name="L18">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28" style:family="paragraph" style:parent-style-name="Text_20_body" style:list-style-name="L19">
      <style:paragraph-properties fo:margin-top="0.199cm" fo:margin-bottom="0cm" loext:contextual-spacing="false" fo:line-height="150%" fo:text-align="justify" style:justify-single-word="false"/>
      <style:text-properties style:font-name="Times New Roman" fo:font-size="12pt" fo:font-style="normal" officeooo:rsid="005551a3" officeooo:paragraph-rsid="005b26ed" style:font-size-asian="12pt" style:font-style-asian="normal" style:font-size-complex="12pt" style:font-style-complex="normal"/>
    </style:style>
    <style:style style:name="P129" style:family="paragraph" style:parent-style-name="Text_20_body" style:list-style-name="L20">
      <style:paragraph-properties fo:margin-top="0.199cm" fo:margin-bottom="0cm" loext:contextual-spacing="false" fo:line-height="150%" fo:text-align="justify" style:justify-single-word="false"/>
      <style:text-properties style:font-name="Times New Roman" fo:font-size="12pt" fo:font-style="normal" officeooo:rsid="0087352f" officeooo:paragraph-rsid="0087352f" style:font-size-asian="12pt" style:font-style-asian="normal" style:font-size-complex="12pt" style:font-style-complex="normal"/>
    </style:style>
    <style:style style:name="P130" style:family="paragraph" style:parent-style-name="Text_20_body" style:list-style-name="L21">
      <style:paragraph-properties fo:margin-top="0.199cm" fo:margin-bottom="0cm" loext:contextual-spacing="false" fo:line-height="150%" fo:text-align="justify" style:justify-single-word="false"/>
      <style:text-properties style:font-name="Times New Roman" fo:font-size="12pt" fo:font-style="normal" officeooo:rsid="0089fcac" officeooo:paragraph-rsid="0089fcac" style:font-size-asian="12pt" style:font-style-asian="normal" style:font-size-complex="12pt" style:font-style-complex="normal"/>
    </style:style>
    <style:style style:name="P131" style:family="paragraph" style:parent-style-name="Text_20_body" style:list-style-name="L26">
      <style:paragraph-properties fo:margin-top="0.199cm" fo:margin-bottom="0cm" loext:contextual-spacing="false" fo:line-height="150%" fo:text-align="justify" style:justify-single-word="false"/>
      <style:text-properties style:font-name="Times New Roman" fo:font-size="12pt" fo:font-style="normal" officeooo:paragraph-rsid="0075f7e3" style:font-size-asian="12pt" style:font-style-asian="normal" style:font-size-complex="12pt" style:font-style-complex="normal"/>
    </style:style>
    <style:style style:name="P132" style:family="paragraph" style:parent-style-name="Text_20_body" style:list-style-name="L29">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33"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paragraph-rsid="00ad70b7" style:font-size-asian="12pt" style:font-style-asian="normal" style:font-size-complex="12pt" style:font-style-complex="normal"/>
    </style:style>
    <style:style style:name="P134" style:family="paragraph" style:parent-style-name="Text_20_body" style:list-style-name="L27">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35" style:family="paragraph" style:parent-style-name="Text_20_body" style:list-style-name="L30">
      <style:paragraph-properties fo:margin-top="0.199cm" fo:margin-bottom="0cm" loext:contextual-spacing="false" fo:line-height="150%" fo:text-align="justify" style:justify-single-word="false"/>
      <style:text-properties style:font-name="Times New Roman" fo:font-size="12pt" fo:font-style="normal" officeooo:rsid="00ad70b7" officeooo:paragraph-rsid="00ad70b7" style:font-size-asian="12pt" style:font-style-asian="normal" style:font-size-complex="12pt" style:font-style-complex="normal"/>
    </style:style>
    <style:style style:name="P136" style:family="paragraph" style:parent-style-name="Text_20_body" style:list-style-name="L8">
      <style:paragraph-properties fo:margin-top="0.199cm" fo:margin-bottom="0cm" loext:contextual-spacing="false" fo:line-height="150%" fo:text-align="justify" style:justify-single-word="false"/>
      <style:text-properties style:font-name="Times New Roman" fo:font-size="12pt" fo:font-style="normal" fo:font-weight="bold" officeooo:rsid="004fee59" officeooo:paragraph-rsid="004fee59" style:font-size-asian="12pt" style:font-style-asian="normal" style:font-weight-asian="bold" style:font-size-complex="12pt" style:font-style-complex="normal" style:font-weight-complex="bold"/>
    </style:style>
    <style:style style:name="P137" style:family="paragraph" style:parent-style-name="Text_20_body" style:list-style-name="L22">
      <style:paragraph-properties fo:margin-top="0.199cm" fo:margin-bottom="0cm" loext:contextual-spacing="false" fo:line-height="150%" fo:text-align="justify" style:justify-single-word="fals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138" style:family="paragraph" style:parent-style-name="Text_20_body" style:list-style-name="L23">
      <style:paragraph-properties fo:margin-top="0.199cm" fo:margin-bottom="0cm" loext:contextual-spacing="false" fo:line-height="150%" fo:text-align="justify" style:justify-single-word="false"/>
      <style:text-properties style:font-name="Times New Roman" fo:font-size="12pt" fo:font-style="normal" fo:font-weight="bold" officeooo:rsid="008f8699" officeooo:paragraph-rsid="008f8699" style:font-size-asian="12pt" style:font-style-asian="normal" style:font-weight-asian="bold" style:font-size-complex="12pt" style:font-style-complex="normal" style:font-weight-complex="bold"/>
    </style:style>
    <style:style style:name="P139" style:family="paragraph" style:parent-style-name="Text_20_body" style:list-style-name="L24">
      <style:paragraph-properties fo:margin-top="0.199cm" fo:margin-bottom="0cm" loext:contextual-spacing="false" fo:line-height="150%" fo:text-align="justify" style:justify-single-word="false"/>
      <style:text-properties style:font-name="Times New Roman" fo:font-size="12pt" fo:font-style="normal" fo:font-weight="bold" officeooo:rsid="00932468" officeooo:paragraph-rsid="00932468" style:font-size-asian="12pt" style:font-style-asian="normal" style:font-weight-asian="bold" style:font-size-complex="12pt" style:font-style-complex="normal" style:font-weight-complex="bold"/>
    </style:style>
    <style:style style:name="P140" style:family="paragraph" style:parent-style-name="Text_20_body" style:list-style-name="L25">
      <style:paragraph-properties fo:margin-top="0.199cm" fo:margin-bottom="0cm" loext:contextual-spacing="false" fo:line-height="150%" fo:text-align="justify" style:justify-single-word="false"/>
      <style:text-properties style:font-name="Times New Roman" fo:font-size="12pt" fo:font-style="normal" fo:font-weight="bold" officeooo:rsid="009550e2" officeooo:paragraph-rsid="009550e2" style:font-size-asian="12pt" style:font-style-asian="normal" style:font-weight-asian="bold" style:font-size-complex="12pt" style:font-style-complex="normal" style:font-weight-complex="bold"/>
    </style:style>
    <style:style style:name="P141" style:family="paragraph" style:parent-style-name="Text_20_body" style:list-style-name="L28">
      <style:paragraph-properties fo:margin-top="0.199cm" fo:margin-bottom="0cm" loext:contextual-spacing="false" fo:line-height="150%" fo:text-align="justify" style:justify-single-word="false"/>
      <style:text-properties style:font-name="Times New Roman" fo:font-size="12pt" fo:font-style="normal" fo:font-weight="bold" officeooo:rsid="00ab8a55" officeooo:paragraph-rsid="00ab8a55" style:font-size-asian="12pt" style:font-style-asian="normal" style:font-weight-asian="bold" style:font-size-complex="12pt" style:font-style-complex="normal" style:font-weight-complex="bold"/>
    </style:style>
    <style:style style:name="P142" style:family="paragraph" style:parent-style-name="Text_20_body" style:list-style-name="L31">
      <style:paragraph-properties fo:margin-top="0.199cm" fo:margin-bottom="0cm" loext:contextual-spacing="false" fo:line-height="150%" fo:text-align="justify" style:justify-single-word="false"/>
      <style:text-properties style:font-name="Times New Roman" fo:font-size="12pt" fo:font-style="normal" fo:font-weight="bold" officeooo:rsid="00ad70b7" officeooo:paragraph-rsid="00ad70b7" style:font-size-asian="12pt" style:font-style-asian="normal" style:font-weight-asian="bold" style:font-size-complex="12pt" style:font-style-complex="normal" style:font-weight-complex="bold"/>
    </style:style>
    <style:style style:name="P143"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144"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16ba00" style:font-size-asian="12pt" style:font-style-asian="normal" style:font-size-complex="12pt" style:font-style-complex="normal"/>
    </style:style>
    <style:style style:name="P145"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5b26ed" style:font-size-asian="12pt" style:font-style-asian="normal" style:font-size-complex="12pt" style:font-style-complex="normal"/>
    </style:style>
    <style:style style:name="T1" style:family="text">
      <style:text-properties officeooo:rsid="000bcb05"/>
    </style:style>
    <style:style style:name="T2" style:family="text">
      <style:text-properties officeooo:rsid="002200dd"/>
    </style:style>
    <style:style style:name="T3" style:family="text">
      <style:text-properties officeooo:rsid="00291863"/>
    </style:style>
    <style:style style:name="T4" style:family="text">
      <style:text-properties officeooo:rsid="00295b33"/>
    </style:style>
    <style:style style:name="T5" style:family="text">
      <style:text-properties officeooo:rsid="002b2230"/>
    </style:style>
    <style:style style:name="T6" style:family="text">
      <style:text-properties officeooo:rsid="002f53ac"/>
    </style:style>
    <style:style style:name="T7" style:family="text">
      <style:text-properties officeooo:rsid="001b5942"/>
    </style:style>
    <style:style style:name="T8" style:family="text">
      <style:text-properties officeooo:rsid="00234e60"/>
    </style:style>
    <style:style style:name="T9" style:family="text">
      <style:text-properties officeooo:rsid="0044e024"/>
    </style:style>
    <style:style style:name="T10" style:family="text">
      <style:text-properties officeooo:rsid="0047f865"/>
    </style:style>
    <style:style style:name="T11" style:family="text">
      <style:text-properties officeooo:rsid="004c93a4"/>
    </style:style>
    <style:style style:name="T12" style:family="text">
      <style:text-properties officeooo:rsid="004f449e"/>
    </style:style>
    <style:style style:name="T13" style:family="text">
      <style:text-properties officeooo:rsid="004fee59"/>
    </style:style>
    <style:style style:name="T14" style:family="text">
      <style:text-properties officeooo:rsid="00565288"/>
    </style:style>
    <style:style style:name="T15" style:family="text">
      <style:text-properties officeooo:rsid="005954cf"/>
    </style:style>
    <style:style style:name="T16" style:family="text">
      <style:text-properties officeooo:rsid="005f0064"/>
    </style:style>
    <style:style style:name="T17" style:family="text">
      <style:text-properties officeooo:rsid="005f28ba"/>
    </style:style>
    <style:style style:name="T18" style:family="text">
      <style:text-properties officeooo:rsid="0062e473"/>
    </style:style>
    <style:style style:name="T19" style:family="text">
      <style:text-properties officeooo:rsid="0063d499"/>
    </style:style>
    <style:style style:name="T20" style:family="text">
      <style:text-properties officeooo:rsid="0064f7bc"/>
    </style:style>
    <style:style style:name="T21" style:family="text">
      <style:text-properties officeooo:rsid="0070f933"/>
    </style:style>
    <style:style style:name="T22" style:family="text">
      <style:text-properties officeooo:rsid="0071b23c"/>
    </style:style>
    <style:style style:name="T23" style:family="text">
      <style:text-properties officeooo:rsid="0072c59f"/>
    </style:style>
    <style:style style:name="T24" style:family="text">
      <style:text-properties officeooo:rsid="007472f8"/>
    </style:style>
    <style:style style:name="T25" style:family="text">
      <style:text-properties style:text-position="super 58%" officeooo:rsid="007472f8"/>
    </style:style>
    <style:style style:name="T26" style:family="text">
      <style:text-properties officeooo:rsid="0075f7e3"/>
    </style:style>
    <style:style style:name="T27" style:family="text">
      <style:text-properties fo:font-weight="bold" style:font-weight-asian="bold" style:font-weight-complex="bold"/>
    </style:style>
    <style:style style:name="T28" style:family="text">
      <style:text-properties fo:font-weight="bold" officeooo:rsid="0075f7e3" style:font-weight-asian="bold" style:font-weight-complex="bold"/>
    </style:style>
    <style:style style:name="T29" style:family="text">
      <style:text-properties fo:font-weight="bold" officeooo:rsid="00a2bae4" style:font-weight-asian="bold" style:font-weight-complex="bold"/>
    </style:style>
    <style:style style:name="T30" style:family="text">
      <style:text-properties officeooo:rsid="008200a4"/>
    </style:style>
    <style:style style:name="T31" style:family="text">
      <style:text-properties officeooo:rsid="00422e6c"/>
    </style:style>
    <style:style style:name="T32" style:family="text">
      <style:text-properties officeooo:rsid="006938c2"/>
    </style:style>
    <style:style style:name="T33" style:family="text">
      <style:text-properties officeooo:rsid="00836d4f"/>
    </style:style>
    <style:style style:name="T34" style:family="text">
      <style:text-properties officeooo:rsid="0087a140"/>
    </style:style>
    <style:style style:name="T35" style:family="text">
      <style:text-properties officeooo:rsid="0089fcac"/>
    </style:style>
    <style:style style:name="T36" style:family="text">
      <style:text-properties officeooo:rsid="008ab999"/>
    </style:style>
    <style:style style:name="T37" style:family="text">
      <style:text-properties officeooo:rsid="008c9108"/>
    </style:style>
    <style:style style:name="T38" style:family="text">
      <style:text-properties officeooo:rsid="008f8699"/>
    </style:style>
    <style:style style:name="T39" style:family="text">
      <style:text-properties officeooo:rsid="0092adc7"/>
    </style:style>
    <style:style style:name="T40" style:family="text">
      <style:text-properties officeooo:rsid="00932468"/>
    </style:style>
    <style:style style:name="T41" style:family="text">
      <style:text-properties officeooo:rsid="00986013"/>
    </style:style>
    <style:style style:name="T42" style:family="text">
      <style:text-properties officeooo:rsid="009f06b9"/>
    </style:style>
    <style:style style:name="T43" style:family="text">
      <style:text-properties officeooo:rsid="00a0f997"/>
    </style:style>
    <style:style style:name="T44" style:family="text">
      <style:text-properties officeooo:rsid="00a2bae4"/>
    </style:style>
    <style:style style:name="T45" style:family="text">
      <style:text-properties officeooo:rsid="00a56c02"/>
    </style:style>
    <style:style style:name="T46" style:family="text">
      <style:text-properties officeooo:rsid="00a8f789"/>
    </style:style>
    <style:style style:name="T47" style:family="text">
      <style:text-properties officeooo:rsid="00a9b906"/>
    </style:style>
    <style:style style:name="T48" style:family="text">
      <style:text-properties officeooo:rsid="00ab8a55"/>
    </style:style>
    <style:style style:name="T49" style:family="text">
      <style:text-properties officeooo:rsid="009a11dc"/>
    </style:style>
    <style:style style:name="T50" style:family="text">
      <style:text-properties fo:font-weight="normal" style:font-weight-asian="normal" style:font-weight-complex="normal"/>
    </style:style>
    <style:style style:name="T51" style:family="text">
      <style:text-properties officeooo:rsid="00ad70b7"/>
    </style:style>
    <style:style style:name="T52" style:family="text">
      <style:text-properties officeooo:rsid="0087352f"/>
    </style:style>
    <style:style style:name="T53" style:family="text">
      <style:text-properties fo:background-color="transparent" loext:char-shading-value="0"/>
    </style:style>
    <style:style style:name="T54" style:family="text">
      <style:text-properties officeooo:rsid="00adf21b" fo:background-color="transparent" loext:char-shading-value="0"/>
    </style:style>
    <style:style style:name="T55" style:family="text">
      <style:text-properties officeooo:rsid="00b061a5"/>
    </style:style>
    <style:style style:name="T56" style:family="text">
      <style:text-properties officeooo:rsid="00b3a3be"/>
    </style:style>
    <style:style style:name="T57" style:family="text">
      <style:text-properties officeooo:rsid="00b400ff"/>
    </style:style>
    <style:style style:name="T58" style:family="text">
      <style:text-properties officeooo:rsid="00b7948b"/>
    </style:style>
    <style:style style:name="T59" style:family="text">
      <style:text-properties style:text-underline-style="none"/>
    </style:style>
    <style:style style:name="T60" style:family="text">
      <style:text-properties style:text-underline-style="none" officeooo:rsid="00bbeb24"/>
    </style:style>
    <style:style style:name="T61" style:family="text">
      <style:text-properties officeooo:rsid="00be5dfc"/>
    </style:style>
    <style:style style:name="T62" style:family="text">
      <style:text-properties officeooo:rsid="00c210a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AP<text:span text:style-name="T62">Í</text:span>TULO II</text:p>
      <text:p text:style-name="P11"/>
      <text:h text:style-name="P100" text:outline-level="1">MARCO <text:span text:style-name="T1">TEÓRICO</text:span></text:h>
      <text:h text:style-name="P96" text:outline-level="2">INTRODUCCIÓN</text:h>
      <text:p text:style-name="P12">En este capítulo, se explican los fundamentos y las bases para la aplicación y el uso de la firma digital. Cubre <text:span text:style-name="T31">los conceptos de </text:span>infraestructura <text:span text:style-name="T31">de claves publicas (PKI), </text:span>que apoya el uso de la criptografía de clave pública en entornos abiertos, firmas electrónicas como formatos que definen la estructura y la información de la tecnología <text:span text:style-name="T31">de </text:span>firmas <text:span text:style-name="T31">digitales</text:span>, las políticas de firma electrónica , que permiten establecer los requisitos para una firma que se considerará válida en un contexto de transacción en particular, y una breve reseña de la legislación nacional.</text:p>
      <text:p text:style-name="P13">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97" text:outline-level="2">CRIPTOGRAFÍA</text:h>
      <text:p text:style-name="P14"><text:span text:style-name="T2">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14">Una vez que nuestros datos han pasado un proceso criptográfico decimos que la información se encuentra cifrada.</text:p>
      <text:p text:style-name="P16"><text:span text:style-name="T8">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8">criptograma, no haya sido modificado en su tránsito. Se pueden distinguir tres tipos de criptografía: simétrica, asimétrica e híbrida.</text:span></text:p>
      <text:h text:style-name="P143" text:outline-level="3">Criptografía simétrica</text:h>
      <text:p text:style-name="P20">La criptografía Simétrica es un método criptográfico <text:span text:style-name="T42">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21">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3">Algunos ejemplos de algoritmos simétricos son 3DES, AES, Blowfish e IDEA.</text:span></text:p>
      <text:h text:style-name="P144" text:outline-level="3">Criptografía asimétrica</text:h>
      <text:p text:style-name="P22">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23">De la misma forma si el propietario usa su clave privada para cifrar un mensaje sólo se podrá descifrar con la clave pública. La mayor ventaja de este sistema es que la distribución de claves es más fácil y segura que usando clave simétrica. <text:span text:style-name="T4">Algunos ejemplos de algoritmos asimétricos son: Diffie-Hellman, RSA, DSA, ElGamal, Criptografía de curva elíptica.</text:span></text:p>
      <text:p text:style-name="P24">El más extendido de los sistemas de clave pública es el RSA, que fue desarrollado por Rivest, Shamir y Adleman, <text:span text:style-name="T5">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5">grandes. RSA </text:span>es reversible, es decir, además de permitir cifrar con la clave pública y descifrar con la privada, permite cifrar con la clave privada y descifrar con la clave pública.</text:p>
      <text:p text:style-name="P25">En <text:span text:style-name="T9">la normativa </text:span>Bolivia<text:span text:style-name="T9">na</text:span> se usa <text:span text:style-name="T9">la criptografía asimétrica, usando </text:span>el algoritmo RSA para la generación de la clave publica como privada. <text:span text:style-name="T6">Esto esta regulado por la Autoridad de Regulación y Fiscalización de Telecomunicaciones y transporte (ATT).</text:span></text:p>
      <text:h text:style-name="P143" text:outline-level="3">Criptografía híbrida</text:h>
      <text:p text:style-name="P26">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95" text:outline-level="2">CERTIFICADOS</text:h>
      <text:h text:style-name="P143" text:outline-level="3">Certificado digital</text:h>
      <text:p text:style-name="P27">Los sistemas de control de acceso basados en criptografía utilizan un concentrado de información denominado, por Kohnfelder, certificado digital<text:note text:id="ftn1" text:note-class="footnote"><text:note-citation>1</text:note-citation><text:note-body><text:p text:style-name="P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27">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2" text:note-class="footnote"><text:note-citation>2</text:note-citation><text:note-body><text:p text:style-name="P1">Talens-Oliag, Sergio. Introducción a los certificados digitales. http://www.uv.es/~sto/articulos/BEI-2003-11/certificados_digitales.html</text:p></text:note-body></text:note>.</text:p>
      <text:h text:style-name="P143" text:outline-level="3">Tipos de certificados</text:h>
      <text:h text:style-name="P101" text:outline-level="4">Certificados de identidad</text:h>
      <text:p text:style-name="P28">Dos entidades que poseen claves privadas y que desean intercambiar datos con</text:p>
      <text:p text:style-name="P28"><text:soft-page-break/>confianza mediante un medio no fiable pueden asociar esas claves con una clave pública</text:p>
      <text:p text:style-name="P28">e integrarla en un certificado digital de identidad. Los certificados de identidad son</text:p>
      <text:p text:style-name="P28">estructuras de datos que tienen un contenido datos usado para reconocer a un sujeto</text:p>
      <text:p text:style-name="P28">(persona, objeto o máquina) y tienen la propiedad de conectar una entidad con su clave</text:p>
      <text:p text:style-name="P28">pública<text:note text:id="ftn3" text:note-class="footnote"><text:note-citation>3</text:note-citation><text:note-body><text:p text:style-name="P2">Mavridis, Ioannis; Georgiadis, Christos; Pangalos, George; Khair, Marie. Access Control based on Attribute Certificates for Medical Intranet Applications. Aristotle University of Thessaloniki, Greece.</text:p></text:note-body></text:note>.</text:p>
      <text:p text:style-name="P29">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29">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101" text:outline-level="4">Certificados de atributo</text:h>
      <text:p text:style-name="P30">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4" text:note-class="footnote"><text:note-citation>4</text:note-citation><text:note-body><text:p text:style-name="P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10"><text:note text:id="ftn5" text:note-class="footnote"><text:note-citation>5</text:note-citation><text:note-body><text:p text:style-name="P2">Mavridis, Ioannis; Georgiadis, Christos; Pangalos, George; Khair, Marie. Access Control based on Attribute Certificates for Medical Intranet Applications. Aristotle University of Thessaloniki, Greece.</text:p></text:note-body></text:note></text:span>.</text:p>
      <text:p text:style-name="P29">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29">Las autoridades de atributos son entidades responsables de emitir certificados de atributo al igual que las autoridades de certificación de certificados de clave pública.</text:p>
      <text:h text:style-name="P101" text:outline-level="4">Otros tipos de certificado</text:h>
      <text:p text:style-name="P31">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6" text:note-class="footnote"><text:note-citation>6</text:note-citation><text:note-body><text:p text:style-name="P4">Seamons, Kent E. Using Digital Credentials to Establish Trust between Strangers. http://isrl.cs.byu.edu/pres/seamons.CERT1999.pdf</text:p></text:note-body></text:note>. Stefan Brands introduce el concepto de credenciales digitales como certificados de atributo de privacidad-mejorada<text:note text:id="ftn7" text:note-class="footnote"><text:note-citation>7</text:note-citation><text:note-body><text:p text:style-name="P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porque un certificado no <text:soft-page-break/>puede certificarse así mismo<text:note text:id="ftn8" text:note-class="footnote"><text:note-citation>8</text:note-citation><text:note-body><text:p text:style-name="P5">Gerck, E. MCG. Overview of Certification Systems: X.509, CA, PGP and SKIP. http://www.mcg.org.br/cert.htm (verificado Abril 1997)</text:p></text:note-body></text:note>.</text:p>
      <text:h text:style-name="P143" text:outline-level="3">Autoridad de certificación</text:h>
      <text:p text:style-name="P32">“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32">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1882178207739890001" text:style-name="L1">
        <text:list-item>
          <text:p text:style-name="P107">Registro de usuarios: tienen la responsabilidad de gestionar la información de identidad de los usuarios.</text:p>
        </text:list-item>
        <text:list-item>
          <text:p text:style-name="P107">Emisión de certificados: deben generar los certificados que enlacen a un usuario con una clave pública.</text:p>
        </text:list-item>
        <text:list-item>
          <text:p text:style-name="P107">Administración de certificados: además de registrar deben controlar atributos de los certificados para tomar decisiones de revocación, renovación y suspensión.</text:p>
        </text:list-item>
        <text:list-item>
          <text:p text:style-name="P107">Servicio de consulta: deben ofrecer servicios a los usuarios para facilitar el seguimiento sobre el estado de los certificados.</text:p>
        </text:list-item>
        <text:list-item>
          <text:p text:style-name="P107">Administración de las firmas: deben ofrecer mecanismos para la generación de claves usando algoritmos de cifrado de mensajes.</text:p>
        </text:list-item>
      </text:list>
      <text:h text:style-name="P101" text:outline-level="4"><text:soft-page-break/>Jerarquía de certificación</text:h>
      <text:p text:style-name="P33">La jerarquía de autoridades de certificación se define en el documento RFC 1422<text:note text:id="ftn9" text:note-class="footnote"><text:note-citation>9</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5370215329537247797" text:style-name="L2">
        <text:list-item>
          <text:p text:style-name="P108">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108">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43">En el caso boliviano este rol lo cumplirá la Autoridad de Regulación y Fiscalización de Telecomunicaciones y Transportes (ATT).</text:span></text:p>
        </text:list-item>
        <text:list-item>
          <text:p text:style-name="P109">Certification Authorities (CA). las autoridades CA están ubicadas a nivel 3 y pueden funcionar a niveles inferiores. Las autoridades que están a nivel 3 tienen que recibir la certificación de una autoridad del nivel 2. <text:span text:style-name="T43">En el caso boliviano la entidad certificadora sera la Agencia para el Desarrollo de la Sociedad de la Información en Bolivia (ADSIB).</text:span></text:p>
        </text:list-item>
      </text:list>
      <text:p text:style-name="P33">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101" text:outline-level="4"><text:soft-page-break/>CACer<text:span text:style-name="T57">t</text:span></text:h>
      <text:p text:style-name="P34">CAcert.org es una Autoridad de certificación administrada por <text:span text:style-name="T44">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34">El procedimiento de expedición de certificados es muy riguroso en cuanto a la comprobación de documentos de identidad, y exige <text:span text:style-name="T11">a</text:span>personación ante más de un agente de verificación de identidad que tiene funciones de Autoridad de Registro.</text:p>
      <text:h text:style-name="P143" text:outline-level="3">Revocación de certificados</text:h>
      <text:p text:style-name="P35">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101" text:outline-level="4">Listas de revocacion de certificado</text:h>
      <text:p text:style-name="P35">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35">Existen varios métodos para la actualización de CRLs:</text:p>
      <text:list xml:id="list6455432947215901508" text:style-name="L3">
        <text:list-item>
          <text:p text:style-name="P110"><text:soft-page-break/>Muestreo de CRLs. Las aplicaciones acceden a la CA o a los almacenes de archivos y copian el último CRL en intervalos regulares.</text:p>
        </text:list-item>
        <text:list-item>
          <text:p text:style-name="P110">Anuncio de CRLs. La entidad certificadora anuncia que ha habido un cambio en el CRL a las aplicaciones. El problema de este enfoque es que el anuncio puede ser muy costoso y no se sabe qué aplicaciones deben ser informadas.</text:p>
        </text:list-item>
        <text:list-item>
          <text:p text:style-name="P110">Verificación en línea. Una aplicación hace una consulta en línea a la CA para determinar el estado de revocación de un certificado. Es el mejor método para las aplicaciones, pero es muy costoso para la CA</text:p>
        </text:list-item>
      </text:list>
      <text:h text:style-name="P101" text:outline-level="4">Protocolo de estado de certificados en linea</text:h>
      <text:p text:style-name="P36">Es un método para determinar el estado de revocación de un certificado digital X.509 usando otros medios que no sean el uso de CRL. Este protocolo se describe en el RFC 2560<text:note text:id="ftn10" text:note-class="footnote"><text:note-citation>10</text:note-citation><text:note-body><text:p text:style-name="P7">Infraestructura de clave Pública de Internet para <text:s/>Online Certificate Status Protocol</text:p></text:note-body></text:note> y está en el registro de estándares de Internet.</text:p>
      <text:p text:style-name="P37">OCSP fue creado para solventar ciertas deficiencias de las CRL. Cuando se despliega una PKI (Infraestructura de Clave Pública), es preferible la validación de los certificados mediante OCSP sobre el uso de CRL por varias razones:</text:p>
      <text:p text:style-name="P37"/>
      <text:list xml:id="list6154455018857838259" text:style-name="L4">
        <text:list-item>
          <text:p text:style-name="P111">OCSP puede proporcionar una información más adecuada y reciente del estado de revocación de un certificado.</text:p>
        </text:list-item>
        <text:list-item>
          <text:p text:style-name="P111">OCSP elimina la necesidad de que los clientes tengan que obtener y procesar las CRL, ahorrando de este modo tráfico de red y procesado por parte del cliente.</text:p>
        </text:list-item>
        <text:list-item>
          <text:p text:style-name="P111">El contenido de las CRL puede considerarse información sensible, análogamente a la lista de morosos de un banco.</text:p>
        </text:list-item>
        <text:list-item>
          <text:p text:style-name="P111">Un "OCSP responder" puede implementar mecanismos de tarificación para pasarle el coste de la validación de las transacciones al vendedor, más bien que al cliente.</text:p>
        </text:list-item>
        <text:list-item>
          <text:p text:style-name="P111"><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111">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143" text:outline-level="3">Tipos de certificados <text:span text:style-name="T12">de clave publica</text:span></text:h>
      <text:p text:style-name="P38">Existen cuatro tipos de certificados de clave pública: certificados de autoridad, certificados de servidor, certificados de usuario (personales) y certificados de productores de software:</text:p>
      <text:list xml:id="list5395315728863364570" text:style-name="L5">
        <text:list-item>
          <text:p text:style-name="P112">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112">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112">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112">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101" text:outline-level="4">Componentes de un certificado de cl<text:span text:style-name="T13">a</text:span>ve publica</text:h>
      <text:p text:style-name="P38">Los componentes de un certificado X.509 son: el descriptor del certificado, la firma</text:p>
      <text:p text:style-name="P38">digital y un valor de firma. Los elementos del descriptor son:</text:p>
      <text:list xml:id="list6087356648797851791" text:style-name="L6">
        <text:list-item>
          <text:p text:style-name="P113">Versión. Contiene el número de versión del certificado codificado. Los valores aceptables son 1, 2 y 3.</text:p>
        </text:list-item>
        <text:list-item>
          <text:p text:style-name="P113">Número de serie. Es un entero asignado por la autoridad certificadora. Cada certificado emitido por una CA debe tener un número de serie único.</text:p>
        </text:list-item>
        <text:list-item>
          <text:p text:style-name="P113">Identificador del algoritmo de firmado. Identifica el algoritmo empleado para firmar el certificado. Nombre del emisor. Identifica la CA que ha firmado y emitido el certificado.</text:p>
        </text:list-item>
        <text:list-item>
          <text:p text:style-name="P113">Periodo de validez. Indica el periodo de tiempo durante el cual el certificado es válido. Nombre del sujeto. Identifica el nombre del usuario para el que se emite el certificado.</text:p>
        </text:list-item>
        <text:list-item>
          <text:p text:style-name="P113">Nombre del sujeto. Indica el nombre del usuario para el cual se emite el certificado.</text:p>
        </text:list-item>
        <text:list-item>
          <text:p text:style-name="P113">Información de clave pública del sujeto. Información de la clave pública del usuario para el que se emite el certificado (nombre, algoritmo, etc.).</text:p>
        </text:list-item>
        <text:list-item>
          <text:p text:style-name="P113">Identificador único del emisor. Es un campo opcional que permite reutilizar nombres de emisor.</text:p>
        </text:list-item>
        <text:list-item>
          <text:p text:style-name="P113">Identificador único del sujeto. Es un campo opcional que permite reutilizar nombres de sujeto.</text:p>
        </text:list-item>
        <text:list-item>
          <text:p text:style-name="P113">Extensiones. Otros campos específicos de cada protocolo que están sujetos a sus <text:soft-page-break/>propias regulaciones.</text:p>
        </text:list-item>
      </text:list>
      <text:p text:style-name="P39">Los componentes de un certificado emitido por una CA en Bolivia esta establecida por la ATT, <text:span text:style-name="T55">que contienen los mismos elementos mencionados.</text:span></text:p>
      <text:h text:style-name="P101" text:outline-level="4">Propiedades de los certificados de clave publica</text:h>
      <text:p text:style-name="P40">Las características más importantes de los certificados digitales son:</text:p>
      <text:list xml:id="list3114922518453251753" text:style-name="L7">
        <text:list-item>
          <text:p text:style-name="P114"><text:span text:style-name="T29">Autenticación</text:span><text:span text:style-name="T44">.</text:span> Para el receptor de un documento, la <text:span text:style-name="T44">autenticación</text:span> implica asegurar que los datos recibidos han sido enviados por quien declara ser poseedor de la identidad contenida en la firma digital.</text:p>
        </text:list-item>
        <text:list-item>
          <text:p text:style-name="P114"><text:span text:style-name="T27">Confidencialidad</text:span>. La confidencialidad implica asegurar información enviada no podrá ser interceptada por terceros.</text:p>
        </text:list-item>
        <text:list-item>
          <text:p text:style-name="P114"><text:span text:style-name="T27">Integridad</text:span>. La integridad de los documentos implica tanto para el remitente como para el destinatario asegurar que la información enviada no será modificada por terceros.</text:p>
        </text:list-item>
        <text:list-item>
          <text:p text:style-name="P114"><text:span text:style-name="T27">Privacidad</text:span>. La privacidad de los mensajes implica que los datos sólo podrán ser leídos por el destinatario por contener elementos cifrados.</text:p>
        </text:list-item>
        <text:list-item>
          <text:p text:style-name="P114"><text:span text:style-name="T27">No repudio</text:span>. El no repudio implica para el receptor de un mensaje asegurar que el emisor no negará haber enviado la información recibida.</text:p>
        </text:list-item>
      </text:list>
      <text:list xml:id="list3257863566362885091" text:style-name="L8">
        <text:list-item>
          <text:p text:style-name="P136">Autenticación</text:p>
        </text:list-item>
      </text:list>
      <text:p text:style-name="P76">La <text:span text:style-name="T44">autenticación</text:span> de claves asimétricas permite que un mensaje cifrado con una clave privada sólo pueda haber sido enviado por el propietario de la misma.</text:p>
      <text:list xml:id="list135649026399490" text:continue-numbering="true" text:style-name="L8">
        <text:list-item>
          <text:p text:style-name="P136">Confidencialidad</text:p>
        </text:list-item>
      </text:list>
      <text:p text:style-name="P77">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35648616521941" text:continue-numbering="true" text:style-name="L8">
        <text:list-item>
          <text:p text:style-name="P136"><text:soft-page-break/>Integridad</text:p>
        </text:list-item>
      </text:list>
      <text:p text:style-name="P77">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35648803420277" text:continue-numbering="true" text:style-name="L8">
        <text:list-item>
          <text:p text:style-name="P136">No repudio</text:p>
        </text:list-item>
      </text:list>
      <text:p text:style-name="P77">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95" text:outline-level="2">SELLADO DE TIEMPO <text:span text:style-name="T47">(TSA)</text:span></text:h>
      <text:p text:style-name="P17">El sellado de tiempo <text:span text:style-name="T47">(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7">proporcionada</text:span> por una tercera parte de confianza.</text:p>
      <text:h text:style-name="P95" text:outline-level="2">FUNCIÓN HASH</text:h>
      <text:p text:style-name="P41">Las funciones criptográficas hash juegan un papel fundamental en la criptografía moderna, <text:span text:style-name="T15">h</text:span>ay muchas funciones hash, comúnmente usadas en aplicaciones no criptográficas.</text:p>
      <text:p text:style-name="P41">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41">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42">Los algoritmos has mas utilizados son:</text:p>
      <text:list xml:id="list1109859484076841309" text:style-name="L9">
        <text:list-item>
          <text:p text:style-name="P115">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116">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32">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98" text:outline-level="2"><text:span text:style-name="T1">F</text:span>IRMA DIGITAL</text:h>
      <text:p text:style-name="P43">Podemos definir<text:span text:style-name="T45">lo de</text:span> la siguiente forma:</text:p>
      <text:p text:style-name="P43">“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11" text:note-class="footnote"><text:note-citation>11</text:note-citation><text:note-body><text:p text:style-name="P6">Articulo 6, párrafo 4, definición 5, Ley General de telecomunicaciones, tecnologías de información y comunicación</text:p></text:note-body></text:note></text:p>
      <text:p text:style-name="P44"><text:soft-page-break/><text:span text:style-name="T16">De esta definición podemos decir que </text:span>firma digital <text:span text:style-name="T16">es </text:span>el resultado de aplicar cierto algoritmo<text:span text:style-name="T18">s</text:span> matemático<text:span text:style-name="T18">s sobre documentos digitales</text:span>, <text:span text:style-name="T17">que permiten garantizar la identidad del firmante así como la integridad de la información, la confidencialidad de los datos y el no repudio de la información.</text:span></text:p>
      <text:p text:style-name="P46">La firma digital debe <text:span text:style-name="T18">ser avanzada, </text:span>cumpl<text:span text:style-name="T18">iendo </text:span>con los siguientes requisitos:</text:p>
      <text:list xml:id="list7542336227862016844" text:style-name="L10">
        <text:list-item>
          <text:p text:style-name="P117">requerir información de exclusivo conocimiento del firmante, permitiendo su identificación unívoca;</text:p>
        </text:list-item>
        <text:list-item>
          <text:p text:style-name="P117">ser creada por medios que el firmante pueda mantener bajo su exclusivo control;</text:p>
        </text:list-item>
        <text:list-item>
          <text:p text:style-name="P117">ser susceptible de verificación por terceros;</text:p>
        </text:list-item>
        <text:list-item>
          <text:p text:style-name="P117">estar vinculada a un documento electrónico de tal modo que cualquier alteración subsiguiente en el mismo sea detectable; y</text:p>
        </text:list-item>
        <text:list-item>
          <text:p text:style-name="P117">haber sido creada utilizando un dispositivo de creación de firma técnicamente seguro y confiable y estar basada en un certificado reconocido válido al momento de la firma “.</text:p>
        </text:list-item>
      </text:list>
      <text:p text:style-name="P45"><text:span text:style-name="T17">Por otra parte, e</text:span>l software de firma digital debe efectuar varias validaciones, entre las cuales podemos mencionar:</text:p>
      <text:list xml:id="list2224739749084845833" text:style-name="L11">
        <text:list-item>
          <text:p text:style-name="P118">Vigencia del certificado digital del firmante.</text:p>
        </text:list-item>
        <text:list-item>
          <text:p text:style-name="P118">Revocación del certificado digital del firmante.</text:p>
        </text:list-item>
        <text:list-item>
          <text:p text:style-name="P118">Sello de tiempo.</text:p>
        </text:list-item>
      </text:list>
      <text:h text:style-name="P143" text:outline-level="3">Análisis comparativo entre firma manuscrita y firma digital</text:h>
      <text:p text:style-name="P47">Analizaremos las diferentes características que habíamos establecido para la firma manuscrita a los efectos de establecer que aplicando el principio de Derecho Informático de equivalencia funcional, la firma electrónica cumple la misma función .</text:p>
      <text:list xml:id="list2064957356441900022" text:style-name="L12">
        <text:list-item>
          <text:p text:style-name="P119">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120">Alteración; <text:span text:style-name="T18">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121">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121">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121">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145" text:outline-level="3"><text:soft-page-break/>Formato de firma digital</text:h>
      <text:p text:style-name="P87"><text:span text:style-name="T53">Las normas TS 10</text:span><text:span text:style-name="T54">2 778</text:span><text:span text:style-name="T54"><text:note text:id="ftn12" text:note-class="footnote"><text:note-citation>12</text:note-citation><text:note-body><text:p text:style-name="P9">PAdES (PDF Advanced Electronic Signature) perfila el soporte para firmas digitales del formato PDF 1.7 (ISO 32000-1) </text:p></text:note-body></text:note></text:span><text:span text:style-name="T53"> definidas por la ETSI (European Telecommunications Standards Institute) definen los formatos técnicos de la firma electrónica. </text:span><text:span text:style-name="T54">PKCS (Public-Key Cryptography Standards) se refiere a un grupo de estándares de criptografía de clave pública concebidos y publicados por los laboratorios de RSA en California.</text:span></text:p>
      <text:list xml:id="list2968927568955086136" text:style-name="L13">
        <text:list-item>
          <text:p text:style-name="P122">El PKCS#7 es una estándar <text:span text:style-name="T46">publicada como RFC 2315</text:span><text:span text:style-name="T46"><text:note text:id="ftn13" text:note-class="footnote"><text:note-citation>13</text:note-citation><text:note-body><text:p text:style-name="P8">Sintaxis de mensajes criptográficos versión 1.5 </text:p></text:note-body></text:note></text:span><text:span text:style-name="T46">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8836726692721739547" text:style-name="L14">
        <text:list-item>
          <text:p text:style-name="P123"><text:span text:style-name="T19">El </text:span>PKCS#11 <text:span text:style-name="T46">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123"><text:span text:style-name="T19">El </text:span>PKCS#12 <text:span text:style-name="T46">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98" text:outline-level="2">INFRAESTRUCTURA DE CLAVE P<text:span text:style-name="T20">Ú</text:span>BLICA <text:span text:style-name="T46">(PKI)</text:span></text:h>
      <text:p text:style-name="P48">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48"><text:soft-page-break/>El término PKI se utiliza para referirse tanto a la autoridad de certificación y al resto de componentes, como para referirse, al uso de algoritmos de clave pública en comunicaciones electrónicas.</text:p>
      <text:h text:style-name="P145" text:outline-level="3">Componentes de una infraestructura de clave p<text:span text:style-name="T20">ú</text:span>blica</text:h>
      <text:p text:style-name="P48">Los componentes más habituales de una infraestructura de clave pública son:</text:p>
      <text:list xml:id="list1667045428706257333" text:style-name="L15">
        <text:list-item>
          <text:p text:style-name="P124">La autoridad de certificación (CA).</text:p>
        </text:list-item>
      </text:list>
      <text:list xml:id="list4455717722926352253" text:style-name="L16">
        <text:list-item>
          <text:p text:style-name="P125">La autoridad de registro (o, en inglés, RA, Registration Authority): es la responsable de verificar el enlace entre los certificados (concretamente, entre la clave pública del certificado) y la identidad de sus titulares.</text:p>
        </text:list-item>
      </text:list>
      <text:list xml:id="list7148068345802530543" text:style-name="L17">
        <text:list-item>
          <text:p text:style-name="P126">Los repositorios: son las estructuras encargadas de almacenar la información relativa a la PKI. Los dos repositorios más importantes son el repositorio de certificados y el repositorio de listas de revocación de certificados <text:span text:style-name="T47">(CRL) o servidor OCSP ( protocolo de estado de certificados en linea).</text:span></text:p>
        </text:list-item>
      </text:list>
      <text:list xml:id="list689900223768644820" text:style-name="L18">
        <text:list-item>
          <text:p text:style-name="P127">La autoridad de validación (o, en inglés, VA, Validation Authority): es la encargada de comprobar la validez de los certificados digitales.</text:p>
        </text:list-item>
        <text:list-item>
          <text:p text:style-name="P127">La autoridad de sellado de tiempo (TSA).</text:p>
        </text:list-item>
      </text:list>
      <text:list xml:id="list2847190628934311751" text:style-name="L19">
        <text:list-item>
          <text:p text:style-name="P128">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95" text:outline-level="2">INGENIERÍA DEL SOFTWARE</text:h>
      <text:p text:style-name="P49">La ingeniería de software es una disciplina de la ingeniería que comprende todos los aspectos de producción de software desde las etapas iniciales de la especificación del sistema, hasta el mantenimiento de este después de que se utiliza.</text:p>
      <text:p text:style-name="P50">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51">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143" text:outline-level="3">Ingeniería</text:h>
      <text:p text:style-name="P52">La ingeniería es el estudio y la aplicación de las distintas ramas de la tecnología, para la resolución de problemas que afectan a la actividad cotidiana de la sociedad.</text:p>
      <text:p text:style-name="P52">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52">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143" text:outline-level="3">Software</text:h>
      <text:p text:style-name="P53">Según la definición de la de IEE “Es el conjunto de los programas de cómputo, procedimientos, reglas, documentación y datos asociados, que forman parte de las operaciones de un sistema de computación.”</text:p>
      <text:p text:style-name="P54"><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54">Los lenguajes de programación consisten en un conjunto de símbolos, reglas sintácticas y semánticas que definen el significado de sus elementos y expresiones, así mismo con los lenguajes de <text:span text:style-name="T21">programación</text:span> el desarrollador puede especificar de forma precisa, sobre que datos debe operar el dispositivo electrónico.</text:p>
      <text:h text:style-name="P95" text:outline-level="2"><text:span text:style-name="T14">METODOLOGÍA</text:span> DE DESARROLLO</text:h>
      <text:p text:style-name="P55">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55">Una metodología de desarrollo de software consiste en una <text:span text:style-name="T33">filosofía</text:span> de desarrollo de software con una base de procesos de desarrollo de software; <text:span text:style-name="T33">múltiples</text:span> herramientas, modelo y métodos para asistir en el proceso de desarrollo de software; suele estar documentada <text:span text:style-name="T33">de una forma </text:span>formal; <text:span text:style-name="T33">suele estar promovida por algún tipo de organización publica o privada que promueve dicha metodología.</text:span></text:p>
      <text:p text:style-name="P56">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143" text:outline-level="3"><text:span text:style-name="T22">Metodologías</text:span> de desarrollo ágiles</text:h>
      <text:p text:style-name="P57">De las metodologías tradicionales se genera un nuevo enfoque denominado métodos ágiles, <text:span text:style-name="T52">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52">por la documentación que se genera en cada una de las actividades desarrolladas. Varias de las denominadas metodologías ágiles ya estaban siendo utilizadas con éxito en proyectos reales, pero les faltaba una mayor difusión y reconocimiento. </text:span></text:p>
      <text:p text:style-name="P58">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59">Los principios de este manifiesto son:</text:p>
      <text:list xml:id="list2711833389016004265" text:style-name="L20">
        <text:list-item>
          <text:p text:style-name="P129">Nuestra mayor prioridad es satisfacer al cliente mediante la entrega temprana y continua de software con valor.</text:p>
        </text:list-item>
        <text:list-item>
          <text:p text:style-name="P129">Aceptamos que los requisitos cambien, incluso en etapas tardías del desarrollo. Los procesos Ágiles aprovechan el cambio para proporcionar ventaja competitiva al cliente.</text:p>
        </text:list-item>
        <text:list-item>
          <text:p text:style-name="P129">Entregamos software funcional frecuentemente, entre dos semanas y dos meses, con preferencia al periodo de tiempo más corto posible.</text:p>
        </text:list-item>
        <text:list-item>
          <text:p text:style-name="P129">Los responsables de negocio y los desarrolladores trabajamos juntos de forma cotidiana durante todo el proyecto.</text:p>
        </text:list-item>
        <text:list-item>
          <text:p text:style-name="P129">Los proyectos se desarrollan en torno a individuos motivados. Hay que darles el entorno y el apoyo que necesitan, y confiarles la ejecución del trabajo.</text:p>
        </text:list-item>
        <text:list-item>
          <text:p text:style-name="P129">El método más eficiente y efectivo de comunicar información al equipo de desarrollo y entre sus miembros es la conversación cara a cara.</text:p>
        </text:list-item>
        <text:list-item>
          <text:p text:style-name="P129">El software funcionando es la medida principal de progreso.</text:p>
        </text:list-item>
        <text:list-item>
          <text:p text:style-name="P129">Los procesos Ágiles promueven el desarrollo sostenible. Los promotores, desarrolladores y usuarios debemos ser capaces de mantener un ritmo constante de forma indefinida.</text:p>
        </text:list-item>
        <text:list-item>
          <text:p text:style-name="P129"><text:soft-page-break/>La atención continua a la excelencia técnica y al buen diseño mejora la Agilidad.</text:p>
        </text:list-item>
        <text:list-item>
          <text:p text:style-name="P129">La simplicidad, o el arte de maximizar la cantidad de trabajo no realizado, es esencial.</text:p>
        </text:list-item>
        <text:list-item>
          <text:p text:style-name="P129">Las mejores arquitecturas, requisitos y diseños emergen de equipos auto-organizados.</text:p>
        </text:list-item>
        <text:list-item>
          <text:p text:style-name="P129">A intervalos regulares el equipo reflexiona sobre cómo ser más efectivo para a continuación ajustar y perfeccionar su comportamiento en consecuencia.</text:p>
        </text:list-item>
      </text:list>
      <text:p text:style-name="P60">Entre las principales metodologías se encuentran el XP (eXtremeProgramming), Scrum, Iconix, Cristal Methods, AUP entre otras.</text:p>
      <text:h text:style-name="P143" text:outline-level="3">Comparación metodologías ágiles y tradicionales</text:h>
      <text:p text:style-name="P15">Vamos a enumerar las principales diferencias de una Metodología Ágil respecto de las Metodologías Tradicionales. La Tabla 2.<text:span text:style-name="T34">1</text:span> recoge estas diferencias que no se refieren sólo al proceso en sí, sino también al contexto de equipo y organización que es más favorable a cada uno de estas filosofías de procesos de desarrollo de software. </text:p>
      <table:table table:name="Tabla1" table:style-name="Tabla1">
        <table:table-column table:style-name="Tabla1.A"/>
        <table:table-column table:style-name="Tabla1.B"/>
        <text:soft-page-break/>
        <table:table-row>
          <table:table-cell table:style-name="Tabla1.A1" office:value-type="string">
            <text:p text:style-name="P90">Metodología Ágil</text:p>
          </table:table-cell>
          <table:table-cell table:style-name="Tabla1.B1" office:value-type="string">
            <text:p text:style-name="P90">Metodología Tradicional</text:p>
          </table:table-cell>
        </table:table-row>
        <table:table-row>
          <table:table-cell table:style-name="Tabla1.A2" office:value-type="string">
            <text:p text:style-name="P91">Pocos Artefactos. El modelado es prescindible, modelos desechables.</text:p>
          </table:table-cell>
          <table:table-cell table:style-name="Tabla1.B2" office:value-type="string">
            <text:p text:style-name="P92">Mas artefactos. El modelo es esencial, mantenimiento de modelos.</text:p>
          </table:table-cell>
        </table:table-row>
        <table:table-row>
          <table:table-cell table:style-name="Tabla1.A2" office:value-type="string">
            <text:p text:style-name="P92">Pocos roles, mas <text:span text:style-name="T30">genéricos</text:span> y flexibles</text:p>
          </table:table-cell>
          <table:table-cell table:style-name="Tabla1.B2" office:value-type="string">
            <text:p text:style-name="P92">Mas roles, mas específicos.</text:p>
          </table:table-cell>
        </table:table-row>
        <table:table-row>
          <table:table-cell table:style-name="Tabla1.A2" office:value-type="string">
            <text:p text:style-name="P93">No existe un contrato tradicional, debe ser bastante flexible.</text:p>
          </table:table-cell>
          <table:table-cell table:style-name="Tabla1.B2" office:value-type="string">
            <text:p text:style-name="P92">Existe un contrato prefijado.</text:p>
          </table:table-cell>
        </table:table-row>
        <table:table-row>
          <table:table-cell table:style-name="Tabla1.A2" office:value-type="string">
            <text:p text:style-name="P93">Cliente es parte del equipo de desarrollo (ademas in-situ).</text:p>
          </table:table-cell>
          <table:table-cell table:style-name="Tabla1.B2" office:value-type="string">
            <text:p text:style-name="P92">El cliente interactua con el equipo de desarrollo mediante reuniones.</text:p>
          </table:table-cell>
        </table:table-row>
        <table:table-row>
          <table:table-cell table:style-name="Tabla1.A2" office:value-type="string">
            <text:p text:style-name="P93">Orientada a proyectos pequeños. Corta duración (o entregas frecuentes), equipos pequeños ( menor de 10 integrantes) y trabajando en el mismo sitio.</text:p>
          </table:table-cell>
          <table:table-cell table:style-name="Tabla1.B2" office:value-type="string">
            <text:p text:style-name="P92">Aplicables a proyectos de cualquier tamaño, pero suelen ser especialmente efectivas usadas en proyectos grandes y con equipos posiblemente disperso.</text:p>
          </table:table-cell>
        </table:table-row>
        <table:table-row>
          <table:table-cell table:style-name="Tabla1.A2" office:value-type="string">
            <text:p text:style-name="P93">La arquitectura se va definiendo y mejorando a lo largo del proyecto.</text:p>
          </table:table-cell>
          <table:table-cell table:style-name="Tabla1.B2" office:value-type="string">
            <text:p text:style-name="P92">Se promueve que la arquitectura se defina tempranamente en el proyecto.</text:p>
          </table:table-cell>
        </table:table-row>
        <table:table-row>
          <table:table-cell table:style-name="Tabla1.A2" office:value-type="string">
            <text:p text:style-name="P93">Énfasis en los aspectos humanos: el individuo y el trabajo en equipo. </text:p>
          </table:table-cell>
          <table:table-cell table:style-name="Tabla1.B2" office:value-type="string">
            <text:p text:style-name="P92"><text:span text:style-name="T30">Énfasis</text:span> en la definición del proceso , roles, actividades y artefactos.</text:p>
          </table:table-cell>
        </table:table-row>
        <table:table-row>
          <table:table-cell table:style-name="Tabla1.A2" office:value-type="string">
            <text:p text:style-name="P93">Basadas en heurísticas provenientes de producción de código. </text:p>
          </table:table-cell>
          <table:table-cell table:style-name="Tabla1.B2" office:value-type="string">
            <text:p text:style-name="P92">Basadas en normas provenientes de estándares seguidos por el entorno de desarrollo.</text:p>
          </table:table-cell>
        </table:table-row>
        <table:table-row>
          <table:table-cell table:style-name="Tabla1.A2" office:value-type="string">
            <text:p text:style-name="P93">Se esperan cambios durante el proyecto.</text:p>
          </table:table-cell>
          <table:table-cell table:style-name="Tabla1.B2" office:value-type="string">
            <text:p text:style-name="P92">Se espera que no ocurran cambios de gran impacto durante el proyecto.</text:p>
          </table:table-cell>
        </table:table-row>
      </table:table>
      <text:p text:style-name="P94">Tabla <text:sequence text:ref-name="refTable0" text:name="Table" text:formula="ooow:Table+1" style:num-format="1">1</text:sequence>: Tabla comparativa entre metodologías ágiles y metodologías tradicionales</text:p>
      <text:h text:style-name="P95" text:outline-level="2">METODOLOGÍA DE DESARROLLO XP <text:span text:style-name="T23">(XTREM PROGRAMMING)</text:span></text:h>
      <text:p text:style-name="P61">Es una metodología centrada en potenciar las relaciones interpersonales como clave para el éxito en desarrollo de so<text:span text:style-name="T23">f</text:span>tware, pr<text:span text:style-name="T23">o</text:span>moviendo el trabajo en equipo, <text:span text:style-name="T23">preocupándose</text:span> por el aprendizaje de los desarrolladores y pr<text:span text:style-name="T23">o</text:span>pici<text:span text:style-name="T23">a</text:span>ndo un buen clima de trabajo. XP se basa en <text:soft-page-break/><text:span text:style-name="T23">realimentación</text:span> continua entre el cliente y el e<text:span text:style-name="T23">q</text:span>uipo de desarrollo, comunicación fluida entre todos los participantes, simplicidad en las soluciones implementadas y coraje para en<text:span text:style-name="T23">f</text:span>rentar los cambios. XP se define como especialmente adecuada para pr<text:span text:style-name="T23">o</text:span>yectos con requisitos imprecisos y muy cambiantes, y donde existe un alto riesgo técnico.</text:p>
      <text:p text:style-name="P62">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143" text:outline-level="3">Fases de la <text:s/>metodología XP</text:h>
      <text:p text:style-name="P63">Esta metodología se basa en la <text:span text:style-name="T35">retro alimentación</text:span> entre cliente y <text:span text:style-name="T60">e</text:span><text:span text:style-name="T59">l</text:span> equipo de desarrollo, con una comunicación fluida entre todos los participantes, simplicidad en la soluciones implementadas y audacia para enfrentar los cambios repentinos.</text:p>
      <text:p text:style-name="P64">La metodología XP abarca reglas y practicas que están en el contexto de 4 fases de trabajo:</text:p>
      <text:list xml:id="list57466113506794260" text:style-name="L21">
        <text:list-item>
          <text:p text:style-name="P130">Planificación</text:p>
        </text:list-item>
        <text:list-item>
          <text:p text:style-name="P130">Diseño</text:p>
        </text:list-item>
        <text:list-item>
          <text:p text:style-name="P130">Desarrollo</text:p>
        </text:list-item>
        <text:list-item>
          <text:p text:style-name="P130">Pruebas</text:p>
        </text:list-item>
      </text:list>
      <text:h text:style-name="P101" text:outline-level="4">Planificación</text:h>
      <text:list xml:id="list2369961881555326250" text:style-name="L22">
        <text:list-item>
          <text:p text:style-name="P137">Historias de usuario</text:p>
        </text:list-item>
      </text:list>
      <text:p text:style-name="P65">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text:soft-page-break/>comprensible y delimitada para que los programadores puedan implementarla en unas semanas<text:note text:id="ftn14" text:note-class="footnote"><text:note-citation>14</text:note-citation><text:note-body><text:p text:style-name="Footnote">Jeffries, R., Anderson, A., Hendrickson, C. "Extreme Programming Installed". Addison-Wesley. 2001 </text:p></text:note-body></text:note>.</text:p>
      <text:p text:style-name="P18"><text:span text:style-name="T24">Respecto de la información contenida en la historia de usuario, existen varias plantillas sugeridas pero no existe un consenso al respecto. En muchos casos sólo se propone utilizar un nombre y una descripción</text:span><text:span text:style-name="T24"><text:note text:id="ftn15" text:note-class="footnote"><text:note-citation>15</text:note-citation><text:note-body><text:p text:style-name="Footnote">Wake, W.C. "Extreme Programming Explored". Addison-Wesley. 2002.</text:p></text:note-body></text:note></text:span><text:span text:style-name="T24"> o sólo una descripción</text:span><text:span text:style-name="T25"><text:note-ref text:note-class="footnote" text:reference-format="text" text:ref-name="ftn14">14</text:note-ref></text:span><text:span text:style-name="T24">, más quizás una estimación de esfuerzo en días</text:span><text:span text:style-name="T24"><text:note text:id="ftn16" text:note-class="footnote"><text:note-citation>16</text:note-citation><text:note-body><text:p text:style-name="Footnote">Newkirk, J., Martin R.C. "Extreme Programming in Practice". Addison-Wesley. 2001. </text:p></text:note-body></text:note></text:span><text:span text:style-name="T24">.</text:span></text:p>
      <text:p text:style-name="P65">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una iteración. </text:p>
      <text:list xml:id="list135650289575665" text:continue-numbering="true" text:style-name="L22">
        <text:list-item>
          <text:p text:style-name="P103">Plan <text:span text:style-name="T36">de e</text:span>ntrega<text:span text:style-name="T36">s</text:span></text:p>
        </text:list-item>
      </text:list>
      <text:p text:style-name="P66">En est<text:span text:style-name="T36">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66">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66">La planificación se puede realizar basándose en el tiempo o el alcance. La velocidad del proyecto es utilizada para establecer cuántas historias se pueden implementar antes de una <text:soft-page-break/>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35648881970938" text:continue-numbering="true" text:style-name="L22">
        <text:list-item>
          <text:p text:style-name="P104">Velocidad del proyecto</text:p>
        </text:list-item>
      </text:list>
      <text:p text:style-name="P88">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88">La velocidad de proyecto se usa para determinar cuantas historias de usuario pueden ser 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35649397261004" text:continue-numbering="true" text:style-name="L22">
        <text:list-item>
          <text:p text:style-name="P104">Iteraciones</text:p>
        </text:list-item>
      </text:list>
      <text:p text:style-name="P67">Esta <text:span text:style-name="T37">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78">Los elementos que deben tomarse en cuenta durante la elaboración del Plan de la Iteración son: historias de usuario no abordadas, velocidad del proyecto, pruebas de aceptación no superadas en la iteración anterior y tareas no terminadas en la iteración anterior. Todo el <text:soft-page-break/>trabajo de la iteración es expresado en tareas de programación, cada una de ellas es asignada a un programador como responsable, pero llevadas a cabo por parejas de programadores. </text:p>
      <text:list xml:id="list135650062235739" text:continue-numbering="true" text:style-name="L22">
        <text:list-item>
          <text:p text:style-name="P105">Rotaciones</text:p>
        </text:list-item>
      </text:list>
      <text:p text:style-name="P89">Las rotaciones evitaran que las personas se conviertan en si mismas en un cuello de botella. Las rotaciones permitirán que todo el mundo conozca como funciona el sistema.</text:p>
      <text:list xml:id="list135648482399572" text:continue-numbering="true" text:style-name="L22">
        <text:list-item>
          <text:p text:style-name="P106">Reuniones</text:p>
        </text:list-item>
      </text:list>
      <text:p text:style-name="P89">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89"/>
      <text:h text:style-name="P101" text:outline-level="4">Diseño</text:h>
      <text:list xml:id="list5015589025061572994" text:style-name="L23">
        <text:list-item>
          <text:p text:style-name="P138">Metáfora del sistema</text:p>
        </text:list-item>
      </text:list>
      <text:p text:style-name="P79">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8">L</text:span>a metáfora consiste en formar un conjunto de nombres que actúen como vocabulario para hablar sobre el dominio del problema. Este conjunto de nombres ayuda a la nomenclatura de clases y métodos del sistema.</text:p>
      <text:list xml:id="list135648899417566" text:continue-numbering="true" text:style-name="L23">
        <text:list-item>
          <text:p text:style-name="P138">Tarjetas CRC</text:p>
        </text:list-item>
      </text:list>
      <text:p text:style-name="P80">La principal funcionalidad que tienen <text:span text:style-name="T58">las tarjetas CRC (Clase – Responsabilidad - Colaboración)</text:span> es ayudar a dejar el pensamiento procedimental para incorporarse al enfoque orientado a objetos. Cada tarjeta representa una clase con su nombre en la parte superior, en <text:soft-page-break/>la sección inferior izquierda están descritas las responsabilidades y a la derecha las clases que le sirven de soporte. </text:p>
      <text:p text:style-name="P80">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35649241577496" text:continue-numbering="true" text:style-name="L23">
        <text:list-item>
          <text:p text:style-name="P138">Soluciones puntuales</text:p>
        </text:list-item>
      </text:list>
      <text:p text:style-name="P81">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81">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135649615309510" text:continue-numbering="true" text:style-name="L23">
        <text:list-item>
          <text:p text:style-name="P138">Funcionalidad mínima</text:p>
        </text:list-item>
      </text:list>
      <text:p text:style-name="P82">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82">En XP sólo se analiza lo que se desarrollará en la iteración actual, olvidando por completo cualquier <text:s/>necesidad que se pueda presentar en el futuro, lo que supone uno de los preceptos más radicales de la programación extrema. </text:p>
      <text:list xml:id="list135650483911941" text:continue-numbering="true" text:style-name="L23">
        <text:list-item>
          <text:p text:style-name="P138">Re<text:span text:style-name="T39">factorización</text:span></text:p>
        </text:list-item>
      </text:list>
      <text:p text:style-name="P83">Como se trató al principio de este apartado, el diseño es una tarea permanente durante toda la vida del proyecto y la refactorización concreta este concepto. Como en cualquier <text:soft-page-break/>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83">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83">Estas prácticas son difíciles de llevar a cabo cuando se está iniciando en XP por varios 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101" text:outline-level="4">Codificación</text:h>
      <text:p text:style-name="P83">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40">Además de los mencionados temas, describiremos los temas a continuacion:</text:span></text:p>
      <text:list xml:id="list6645290008294353580" text:style-name="L24">
        <text:list-item>
          <text:p text:style-name="P139">Cliente siempre presente. </text:p>
        </text:list-item>
      </text:list>
      <text:p text:style-name="P84">Uno de los requerimientos de XP es que el cliente esté siempre disponible. No solamente <text:soft-page-break/>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135649890862575" text:continue-numbering="true" text:style-name="L24">
        <text:list-item>
          <text:p text:style-name="P139">Codificar primero la prueba </text:p>
        </text:list-item>
      </text:list>
      <text:p text:style-name="P84">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35648746174457" text:continue-numbering="true" text:style-name="L24">
        <text:list-item>
          <text:p text:style-name="P139">Programación en parejas </text:p>
        </text:list-item>
      </text:list>
      <text:p text:style-name="P84">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35649636356074" text:continue-numbering="true" text:style-name="L24">
        <text:list-item>
          <text:p text:style-name="P139">Integración secuencial </text:p>
        </text:list-item>
      </text:list>
      <text:p text:style-name="P84">Uno de los mayores inconvenientes presentados en proyectos de software tiene que ver con <text:soft-page-break/>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84">XP propone que se emplee un esquema de turnos con el cual solo una pareja de programadores integre <text:span text:style-name="T61">una</text:span> vez. De esta forma se tiene plena seguridad de cuál es la última versión liberada y se le podrán hacer todas las pruebas para garantizar que funcione correctamente. A esto se le conoce como integración secuencial. </text:p>
      <text:h text:style-name="P101" text:outline-level="4">Pruebas</text:h>
      <text:p text:style-name="P68">XP enfatiza mucho los aspectos relacionados con las pruebas, clasificándolas en diferentes tipos y funcionalidades específicas, indicando quién, cuándo y cómo deben ser 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2488993791854297762" text:style-name="L25">
        <text:list-item>
          <text:p text:style-name="P140">Pruebas unitarias </text:p>
        </text:list-item>
      </text:list>
      <text:p text:style-name="P69">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text:soft-page-break/>de los casos de prueba que deberá pasar, lo que optimizará su trabajo y su código será de mejor calidad. </text:p>
      <text:p text:style-name="P69">Deben ser construidas por los programadores con el empleo de algún mecanismo que permita automatizarlas de modo tal que tanto su implementación y ejecución consuman el menor tiempo posible permitiendo sacarles el mejor provecho.</text:p>
      <text:p text:style-name="P69">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35649247435403" text:continue-numbering="true" text:style-name="L25">
        <text:list-item>
          <text:p text:style-name="P140">Pruebas de aceptación </text:p>
        </text:list-item>
      </text:list>
      <text:p text:style-name="P69">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una o más pruebas de aceptación, de las cuales deberán determinar los casos de prueba e identificar los errores que serán corregidos. </text:p>
      <text:p text:style-name="P69">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69">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35648683604650" text:continue-numbering="true" text:style-name="L25">
        <text:list-item>
          <text:p text:style-name="P140">Cuando se encuentra un error </text:p>
        </text:list-item>
      </text:list>
      <text:p text:style-name="P69">Al momento de encontrar un error debe escribirse una prueba antes de intentar corregirlo. De esta forma <text:s/>tanto el cliente logrará tener completamente claro cuál fue y dónde se <text:soft-page-break/>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143" text:outline-level="3">R<text:span text:style-name="T56">oles</text:span> XP</text:h>
      <text:p text:style-name="P70">Aunque en otras fuentes de información aparecen algunas variaciones y extensiones de roles XP, en este apartado describiremos los roles de acuerdo con la propuesta original de Beck.</text:p>
      <text:list xml:id="list8892981228363002596" text:style-name="L26">
        <text:list-item>
          <text:p text:style-name="P131"><text:span text:style-name="T28">Programador</text:span><text:span text:style-name="T26">. El programador escribe las pruebas unitarias y produce el código del sistema. Debe existir una comunicación y coordinación adecuada entre los programadores y otros miembros del equipo.</text:span></text:p>
        </text:list-item>
        <text:list-item>
          <text:p text:style-name="P131"><text:span text:style-name="T28">Cliente</text:span><text:span text:style-name="T26">. El cliente escribe las historias de usuario y las pruebas funcionales para 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131"><text:span text:style-name="T28">Encargado de pruebas (Tester)</text:span><text:span text:style-name="T26">. El encargado de pruebas ayuda al cliente a escribir las pruebas funcionales. Ejecuta las pruebas regularmente, difunde los resultados en el equipo y es responsable de las herramientas de soporte para pruebas.</text:span></text:p>
        </text:list-item>
        <text:list-item>
          <text:p text:style-name="P131"><text:span text:style-name="T28">Encargado de seguimiento (Tracker)</text:span><text:span text:style-name="T26">.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text:span><text:soft-page-break/><text:span text:style-name="T26">restricciones de tiempo y recursos presentes. Determina cuándo es necesario realizar algún cambio para lograr los objetivos de cada iteración.</text:span></text:p>
        </text:list-item>
        <text:list-item>
          <text:p text:style-name="P131"><text:span text:style-name="T28">Entrenador (Coach)</text:span><text:span text:style-name="T26">. Es responsable del proceso global. Es necesario que conozca a fondo el proceso XP para proveer guías a los miembros del equipo de forma que se apliquen las prácticas XP y se siga el proceso correctamente.</text:span></text:p>
        </text:list-item>
        <text:list-item>
          <text:p text:style-name="P131"><text:span text:style-name="T28">Consultor</text:span><text:span text:style-name="T26">. Es un miembro externo del equipo con un conocimiento específico en algún tema necesario para el proyecto. Guía al equipo para resolver un problema específico.</text:span></text:p>
        </text:list-item>
        <text:list-item>
          <text:p text:style-name="P131"><text:span text:style-name="T28">Gestor (Big boss)</text:span><text:span text:style-name="T26">. Es el vínculo entre clientes y programadores, ayuda a que el equipo trabaje efectivamente creando las condiciones adecuadas. Su labor esencial es de coordinación. </text:span></text:p>
        </text:list-item>
      </text:list>
      <text:h text:style-name="P99" text:outline-level="2">LENGUAJE UNIFICADO DE MODELADO</text:h>
      <text:p text:style-name="P71">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72">Es la creación de de Grady Booch, James Rumbaugh e Ivar Jacobson. Estos caballeros, apodados “Los tres amigos” cada uno diseño su propia metodología para el análisis y diseño orientado a objetos, <text:span text:style-name="T41">mas tarde los tre empezaron a compartir ideas y decidieron desarrollar su trabajo en conjunto.</text:span></text:p>
      <text:h text:style-name="P143" text:outline-level="3">Diagramas del <text:span text:style-name="T56">UML</text:span></text:h>
      <text:p text:style-name="P73"><text:span text:style-name="T48">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text:soft-page-break/>para desarrollarlos.</text:p>
      <text:h text:style-name="P102" text:outline-level="4">Tipos de diagramas</text:h>
      <text:p text:style-name="P74">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15">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101" text:outline-level="4">Diagramas estructurales</text:h>
      <text:p text:style-name="P19"><text:span text:style-name="T49">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6339054674968995166" text:style-name="L27">
        <text:list-item>
          <text:p text:style-name="P134"><text:span text:style-name="T27">Diagramas de clases.</text:span> un diagrama de éste tipo muestra un conjunto de clases, interfaces, colaboraciones y sus relaciones.</text:p>
        </text:list-item>
        <text:list-item>
          <text:p text:style-name="P134"><text:span text:style-name="T27">Diagramas de objetos</text:span><text:span text:style-name="T50">.</text:span> Muestra un conjunto de objetos y sus relaciones. A diferencia de los diagramas anteriores, estos diagramas se enfocan en la perspectiva de casos reales o prototipos.</text:p>
        </text:list-item>
        <text:list-item>
          <text:p text:style-name="P134"><text:span text:style-name="T27">Diagramas de componentes</text:span>. Muestra el conjunto de componentes y sus relaciones y se utilizan para ilustrar la vista de la implementación estática de un sistema.</text:p>
        </text:list-item>
        <text:list-item>
          <text:p text:style-name="P134"><text:span text:style-name="T27">Diagramas de implantación</text:span>. Muestra un conjunto de nodos y sus relaciones; se usan para ilustrar la vista de implantación estática de un sistema.</text:p>
        </text:list-item>
      </text:list>
      <text:list xml:id="list3959181123439738135" text:style-name="L28">
        <text:list-item>
          <text:p text:style-name="P141"><text:soft-page-break/>Diagramas de clases</text:p>
        </text:list-item>
      </text:list>
      <text:p text:style-name="P85">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85">Los diagramas de clases tiene las siguientes características:</text:p>
      <text:list xml:id="list3047758968926120061" text:style-name="L29">
        <text:list-item>
          <text:list>
            <text:list-item>
              <text:p text:style-name="P132">Las clases define el ámbito de definición de un conjunto de objetos. </text:p>
            </text:list-item>
            <text:list-item>
              <text:p text:style-name="P132">Cada objeto pertenece a una clase. </text:p>
            </text:list-item>
            <text:list-item>
              <text:p text:style-name="P132">Los objetos se crean por instanciación de las clases. </text:p>
            </text:list-item>
          </text:list>
        </text:list-item>
      </text:list>
      <text:h text:style-name="P101" text:outline-level="4">Diagrama de comportamiento</text:h>
      <text:p text:style-name="P75">Los diagramas de comportamiento se emplean para visualizar, especificar, construir y documentar los aspectos dinámicos de un sistema.</text:p>
      <text:p text:style-name="P75">Los aspectos dinámicos de un sistema de software involucran cosas tales como el flujo de mensajes a lo largo del tiempo y el movimiento físico de componentes en una red.</text:p>
      <text:list xml:id="list8409831580227383806" text:style-name="L30">
        <text:list-item>
          <text:p text:style-name="P135">Diagramas de casos de uso. </text:p>
        </text:list-item>
        <text:list-item>
          <text:p text:style-name="P133"><text:span text:style-name="T51">Diagramas de estado. </text:span>Un estado es una condición durante la vida de un objeto, de forma que cuando dicha condición se satisface se lleva a cabo alguna acción o se espera por un evento.</text:p>
        </text:list-item>
        <text:list-item>
          <text:p text:style-name="P133"><text:span text:style-name="T51">Diagramas de secuencia. M</text:span>uestra una interacción ordenada según la secuencia temporal de eventos y el intercambio de mensajes.</text:p>
        </text:list-item>
        <text:list-item>
          <text:p text:style-name="P133"><text:span text:style-name="T51">Diagramas de colaboración. E</text:span>s una forma alternativa al diagrama de secuencias a la hora de mostrar un escenario.</text:p>
        </text:list-item>
        <text:list-item>
          <text:p text:style-name="P133"><text:soft-page-break/><text:span text:style-name="T51">Diagramas de distribución. P</text:span>ermiten comprender cómo estarían conectadas las unidades entre sí y dónde se ejecutarían los programas.</text:p>
        </text:list-item>
      </text:list>
      <text:list xml:id="list1588026730372785356" text:style-name="L31">
        <text:list-item>
          <text:p text:style-name="P142">Diagramas de casos de uso</text:p>
        </text:list-item>
      </text:list>
      <text:p text:style-name="P86">Los Casos de Uso no forma parte de la llamada Fase de Diseño, sino parte de la fase de Análisis, respondiendo el interrogante ¿Qué?. De forma que al ser parte del análisis ayuda a describir que es lo que el sistema debe hacer.</text:p>
      <text:p text:style-name="P86">Estos diagramas muestran operaciones que se esperan de una aplicación o sistema y como se relaciona con su entorno, es por ello que se ve desde el punto de vista del usuario. Describen un uso del sistema y como éste interactúa con el usuario.</text:p>
      <text:p text:style-name="P86">Los casos de usos se representan en el diagrama por una elipses la cual denota un requerimiento solucionado por el sistema.</text:p>
      <text:p text:style-name="P86">El conjunto de casos de usos representa la totalidad de operaciones que va a desarrollar el sistema. Por último a estos elipses lo acompaña un nombre significativo de manera de rótulo.</text:p>
      <text:p text:style-name="P86">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format="1" text:start-value="2">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4.001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46:53.744311795</meta:creation-date>
    <dc:date>2015-11-30T13:56:48.197962580</dc:date>
    <meta:editing-duration>PT10H45M18S</meta:editing-duration>
    <meta:editing-cycles>49</meta:editing-cycles>
    <meta:generator>LibreOffice/5.0.3.2$Linux_X86_64 LibreOffice_project/00m0$Build-2</meta:generator>
    <meta:document-statistic meta:table-count="1" meta:image-count="0" meta:object-count="0" meta:page-count="37" meta:paragraph-count="336" meta:word-count="10533" meta:character-count="67202" meta:non-whitespace-character-count="57091"/>
  </office:meta>
</office:document-meta>
</file>